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 office:value-type="string">
            <text:p>Ángulo real</text:p>
          </table:table-cell>
          <table:table-cell table:number-columns-repeated="3"/>
          <table:table-cell>
            <draw:frame table:end-cell-address="Hoja1.M19" table:end-x="1.64cm" table:end-y="0.186cm" draw:z-index="0" draw:style-name="gr1" draw:text-style-name="P1" svg:width="15.116cm" svg:height="8.315cm" svg:x="0.073cm" svg:y="0cm">
              <draw:object draw:notify-on-update-of-ranges="Hoja1.A2:Hoja1.A152 Hoja1.B1:Hoja1.B1 Hoja1.B2:Hoja1.B152 Hoja1.C1:Hoja1.C1 Hoja1.C2:Hoja1.C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2.27861">
            <text:p>-32.2786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5409">
            <text:p>-32.4540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22">
            <text:p>-32.63922</text:p>
          </table:table-cell>
          <table:table-cell office:value-type="float" office:value="-19.80483">
            <text:p>-19.80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2853">
            <text:p>-32.82853</text:p>
          </table:table-cell>
          <table:table-cell office:value-type="float" office:value="-28.17855">
            <text:p>-28.17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1641">
            <text:p>-33.01641</text:p>
          </table:table-cell>
          <table:table-cell office:value-type="float" office:value="-31.33324">
            <text:p>-31.33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3">
            <text:p>-33.1973</text:p>
          </table:table-cell>
          <table:table-cell office:value-type="float" office:value="-32.723">
            <text:p>-32.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6586">
            <text:p>-33.36586</text:p>
          </table:table-cell>
          <table:table-cell office:value-type="float" office:value="-32.5208">
            <text:p>-32.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1709">
            <text:p>-33.51709</text:p>
          </table:table-cell>
          <table:table-cell office:value-type="float" office:value="-34.08704">
            <text:p>-34.0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4652">
            <text:p>-33.64652</text:p>
          </table:table-cell>
          <table:table-cell office:value-type="float" office:value="-36.36439">
            <text:p>-36.36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5032">
            <text:p>-33.75032</text:p>
          </table:table-cell>
          <table:table-cell office:value-type="float" office:value="-38.30646">
            <text:p>-38.30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2542">
            <text:p>-33.82542</text:p>
          </table:table-cell>
          <table:table-cell office:value-type="float" office:value="-39.41112">
            <text:p>-39.41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696">
            <text:p>-33.8696</text:p>
          </table:table-cell>
          <table:table-cell office:value-type="float" office:value="-39.5813">
            <text:p>-39.5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8155">
            <text:p>-33.88155</text:p>
          </table:table-cell>
          <table:table-cell office:value-type="float" office:value="-39.16727">
            <text:p>-39.16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6091">
            <text:p>-33.86091</text:p>
          </table:table-cell>
          <table:table-cell office:value-type="float" office:value="-38.40796">
            <text:p>-38.40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0831">
            <text:p>-33.80831</text:p>
          </table:table-cell>
          <table:table-cell office:value-type="float" office:value="-37.6702">
            <text:p>-37.6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528">
            <text:p>-33.72528</text:p>
          </table:table-cell>
          <table:table-cell office:value-type="float" office:value="-37.1893">
            <text:p>-37.1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143">
            <text:p>-33.6143</text:p>
          </table:table-cell>
          <table:table-cell office:value-type="float" office:value="-37.13961">
            <text:p>-37.13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864">
            <text:p>-33.47864</text:p>
          </table:table-cell>
          <table:table-cell office:value-type="float" office:value="-37.31714">
            <text:p>-37.31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2232">
            <text:p>-33.32232</text:p>
          </table:table-cell>
          <table:table-cell office:value-type="float" office:value="-37.59449">
            <text:p>-37.5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92527">
            <text:p>-37.92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04317">
            <text:p>-38.04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97032">
            <text:p>-29.97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28268">
            <text:p>-3.128268</text:p>
          </table:table-cell>
          <table:table-cell office:value-type="float" office:value="-19.68197">
            <text:p>-19.68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58024">
            <text:p>-7.258024</text:p>
          </table:table-cell>
          <table:table-cell office:value-type="float" office:value="-11.3257">
            <text:p>-11.3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956">
            <text:p>-11.98956</text:p>
          </table:table-cell>
          <table:table-cell office:value-type="float" office:value="-5.905015">
            <text:p>-5.905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5137">
            <text:p>-17.15137</text:p>
          </table:table-cell>
          <table:table-cell office:value-type="float" office:value="-4.655179">
            <text:p>-4.655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5641">
            <text:p>-22.55641</text:p>
          </table:table-cell>
          <table:table-cell office:value-type="float" office:value="-7.207534">
            <text:p>-7.207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882">
            <text:p>-28.00882</text:p>
          </table:table-cell>
          <table:table-cell office:value-type="float" office:value="-11.85064">
            <text:p>-11.85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1099">
            <text:p>-33.31099</text:p>
          </table:table-cell>
          <table:table-cell office:value-type="float" office:value="-17.57191">
            <text:p>-17.57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7079">
            <text:p>-38.27079</text:p>
          </table:table-cell>
          <table:table-cell office:value-type="float" office:value="-23.61769">
            <text:p>-23.61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0848">
            <text:p>-42.70848</text:p>
          </table:table-cell>
          <table:table-cell office:value-type="float" office:value="-29.81152">
            <text:p>-29.81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6324">
            <text:p>-46.46324</text:p>
          </table:table-cell>
          <table:table-cell office:value-type="float" office:value="-35.93427">
            <text:p>-35.9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9901">
            <text:p>-49.39901</text:p>
          </table:table-cell>
          <table:table-cell office:value-type="float" office:value="-40.2848">
            <text:p>-40.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0939">
            <text:p>-51.40939</text:p>
          </table:table-cell>
          <table:table-cell office:value-type="float" office:value="-43.83402">
            <text:p>-43.83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2152">
            <text:p>-52.42152</text:p>
          </table:table-cell>
          <table:table-cell office:value-type="float" office:value="-46.70185">
            <text:p>-46.7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9875">
            <text:p>-52.39875</text:p>
          </table:table-cell>
          <table:table-cell office:value-type="float" office:value="-48.86826">
            <text:p>-48.86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4187">
            <text:p>-51.34187</text:p>
          </table:table-cell>
          <table:table-cell office:value-type="float" office:value="-50.33185">
            <text:p>-50.33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892">
            <text:p>-49.2892</text:p>
          </table:table-cell>
          <table:table-cell office:value-type="float" office:value="-50.73181">
            <text:p>-50.73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1512">
            <text:p>-46.31512</text:p>
          </table:table-cell>
          <table:table-cell office:value-type="float" office:value="-50.00216">
            <text:p>-50.00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2742">
            <text:p>-42.52742</text:p>
          </table:table-cell>
          <table:table-cell office:value-type="float" office:value="-48.35325">
            <text:p>-48.35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335">
            <text:p>-38.06335</text:p>
          </table:table-cell>
          <table:table-cell office:value-type="float" office:value="-45.82934">
            <text:p>-45.82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469">
            <text:p>-33.08469</text:p>
          </table:table-cell>
          <table:table-cell office:value-type="float" office:value="-42.54343">
            <text:p>-42.54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7185">
            <text:p>-27.77185</text:p>
          </table:table-cell>
          <table:table-cell office:value-type="float" office:value="-38.62914">
            <text:p>-38.62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37">
            <text:p>-22.31737</text:p>
          </table:table-cell>
          <table:table-cell office:value-type="float" office:value="-34.46472">
            <text:p>-34.46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892">
            <text:p>-16.91892</text:p>
          </table:table-cell>
          <table:table-cell office:value-type="float" office:value="-34.05784">
            <text:p>-34.05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7212">
            <text:p>-11.77212</text:p>
          </table:table-cell>
          <table:table-cell office:value-type="float" office:value="-30.68376">
            <text:p>-30.68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63493">
            <text:p>-7.063493</text:p>
          </table:table-cell>
          <table:table-cell office:value-type="float" office:value="-26.34011">
            <text:p>-26.34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63655">
            <text:p>-2.963655</text:p>
          </table:table-cell>
          <table:table-cell office:value-type="float" office:value="-21.54225">
            <text:p>-21.54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5162">
            <text:p>-16.5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64769">
            <text:p>-11.64769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208977">
            <text:p>-7.208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59655">
            <text:p>-3.859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343682">
            <text:p>-2.34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250554">
            <text:p>-2.250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591103">
            <text:p>-2.591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95282">
            <text:p>-3.295282</text:p>
          </table:table-cell>
          <table:table-cell office:value-type="float" office:value="-3.021742">
            <text:p>-3.021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54861">
            <text:p>-7.454861</text:p>
          </table:table-cell>
          <table:table-cell office:value-type="float" office:value="-3.51034">
            <text:p>-3.51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0907">
            <text:p>-12.20907</text:p>
          </table:table-cell>
          <table:table-cell office:value-type="float" office:value="-4.166263">
            <text:p>-4.166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8561">
            <text:p>-17.38561</text:p>
          </table:table-cell>
          <table:table-cell office:value-type="float" office:value="-5.851629">
            <text:p>-5.851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689">
            <text:p>-22.79689</text:p>
          </table:table-cell>
          <table:table-cell office:value-type="float" office:value="-8.818686">
            <text:p>-8.818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4683">
            <text:p>-28.24683</text:p>
          </table:table-cell>
          <table:table-cell office:value-type="float" office:value="-13.12058">
            <text:p>-13.12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793">
            <text:p>-33.53793</text:p>
          </table:table-cell>
          <table:table-cell office:value-type="float" office:value="-18.42622">
            <text:p>-18.42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7839">
            <text:p>-38.47839</text:p>
          </table:table-cell>
          <table:table-cell office:value-type="float" office:value="-24.33808">
            <text:p>-24.33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8926">
            <text:p>-42.88926</text:p>
          </table:table-cell>
          <table:table-cell office:value-type="float" office:value="-30.244">
            <text:p>-30.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061">
            <text:p>-46.61061</text:p>
          </table:table-cell>
          <table:table-cell office:value-type="float" office:value="-35.73746">
            <text:p>-35.73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0765">
            <text:p>-49.50765</text:p>
          </table:table-cell>
          <table:table-cell office:value-type="float" office:value="-40.24116">
            <text:p>-40.24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7535">
            <text:p>-51.47535</text:p>
          </table:table-cell>
          <table:table-cell office:value-type="float" office:value="-43.86254">
            <text:p>-43.8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4243">
            <text:p>-52.44243</text:p>
          </table:table-cell>
          <table:table-cell office:value-type="float" office:value="-46.86283">
            <text:p>-46.86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7383">
            <text:p>-52.37383</text:p>
          </table:table-cell>
          <table:table-cell office:value-type="float" office:value="-49.17451">
            <text:p>-49.17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7204">
            <text:p>-51.27204</text:p>
          </table:table-cell>
          <table:table-cell office:value-type="float" office:value="-50.62661">
            <text:p>-50.62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7698">
            <text:p>-49.17698</text:p>
          </table:table-cell>
          <table:table-cell office:value-type="float" office:value="-51.01139">
            <text:p>-51.01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46">
            <text:p>-46.1646</text:p>
          </table:table-cell>
          <table:table-cell office:value-type="float" office:value="-50.32067">
            <text:p>-50.32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401">
            <text:p>-42.34401</text:p>
          </table:table-cell>
          <table:table-cell office:value-type="float" office:value="-48.60506">
            <text:p>-48.60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5374">
            <text:p>-37.85374</text:p>
          </table:table-cell>
          <table:table-cell office:value-type="float" office:value="-45.94144">
            <text:p>-45.94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5643">
            <text:p>-32.85643</text:p>
          </table:table-cell>
          <table:table-cell office:value-type="float" office:value="-42.56014">
            <text:p>-42.56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327">
            <text:p>-27.53327</text:p>
          </table:table-cell>
          <table:table-cell office:value-type="float" office:value="-42.5024">
            <text:p>-42.5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7706">
            <text:p>-22.07706</text:p>
          </table:table-cell>
          <table:table-cell office:value-type="float" office:value="-39.22819">
            <text:p>-39.22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8564">
            <text:p>-16.68564</text:p>
          </table:table-cell>
          <table:table-cell office:value-type="float" office:value="-34.49149">
            <text:p>-34.49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5427">
            <text:p>-11.55427</text:p>
          </table:table-cell>
          <table:table-cell office:value-type="float" office:value="-29.66744">
            <text:p>-29.66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6898">
            <text:p>-6.86898</text:p>
          </table:table-cell>
          <table:table-cell office:value-type="float" office:value="-25.03765">
            <text:p>-25.03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9585">
            <text:p>-2.799585</text:p>
          </table:table-cell>
          <table:table-cell office:value-type="float" office:value="-20.361">
            <text:p>-20.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69174">
            <text:p>-15.6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7212">
            <text:p>-11.17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01416">
            <text:p>-7.101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248929">
            <text:p>-4.248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551209">
            <text:p>-3.551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02254">
            <text:p>-3.802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387619">
            <text:p>-0.01387619</text:p>
          </table:table-cell>
          <table:table-cell office:value-type="float" office:value="-4.304751">
            <text:p>-4.30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3706">
            <text:p>-3.463706</text:p>
          </table:table-cell>
          <table:table-cell office:value-type="float" office:value="-4.867155">
            <text:p>-4.867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52832">
            <text:p>-7.652832</text:p>
          </table:table-cell>
          <table:table-cell office:value-type="float" office:value="-5.448415">
            <text:p>-5.44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2937">
            <text:p>-12.42937</text:p>
          </table:table-cell>
          <table:table-cell office:value-type="float" office:value="-5.842041">
            <text:p>-5.84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203">
            <text:p>-17.6203</text:p>
          </table:table-cell>
          <table:table-cell office:value-type="float" office:value="-7.152751">
            <text:p>-7.152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3748">
            <text:p>-23.03748</text:p>
          </table:table-cell>
          <table:table-cell office:value-type="float" office:value="-9.973086">
            <text:p>-9.973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453">
            <text:p>-28.48453</text:p>
          </table:table-cell>
          <table:table-cell office:value-type="float" office:value="-14.04656">
            <text:p>-14.04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6416">
            <text:p>-33.76416</text:p>
          </table:table-cell>
          <table:table-cell office:value-type="float" office:value="-19.3665">
            <text:p>-19.3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8496">
            <text:p>-38.68496</text:p>
          </table:table-cell>
          <table:table-cell office:value-type="float" office:value="-25.48853">
            <text:p>-25.48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6867">
            <text:p>-43.06867</text:p>
          </table:table-cell>
          <table:table-cell office:value-type="float" office:value="-31.87983">
            <text:p>-31.87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637">
            <text:p>-46.75637</text:p>
          </table:table-cell>
          <table:table-cell office:value-type="float" office:value="-36.92767">
            <text:p>-36.92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1448">
            <text:p>-49.61448</text:p>
          </table:table-cell>
          <table:table-cell office:value-type="float" office:value="-41.08189">
            <text:p>-41.08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3937">
            <text:p>-51.53937</text:p>
          </table:table-cell>
          <table:table-cell office:value-type="float" office:value="-44.59034">
            <text:p>-44.5903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2.46132">
            <text:p>-52.46132</text:p>
          </table:table-cell>
          <table:table-cell office:value-type="float" office:value="-47.46686">
            <text:p>-47.46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469">
            <text:p>-52.3469</text:p>
          </table:table-cell>
          <table:table-cell office:value-type="float" office:value="-49.55815">
            <text:p>-49.55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0026">
            <text:p>-51.20026</text:p>
          </table:table-cell>
          <table:table-cell office:value-type="float" office:value="-50.6758">
            <text:p>-50.6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6298">
            <text:p>-49.06298</text:p>
          </table:table-cell>
          <table:table-cell office:value-type="float" office:value="-50.89494">
            <text:p>-50.89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1246">
            <text:p>-46.01246</text:p>
          </table:table-cell>
          <table:table-cell office:value-type="float" office:value="-50.02544">
            <text:p>-50.02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932">
            <text:p>-42.15932</text:p>
          </table:table-cell>
          <table:table-cell office:value-type="float" office:value="-48.22569">
            <text:p>-48.22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431">
            <text:p>-37.6431</text:p>
          </table:table-cell>
          <table:table-cell office:value-type="float" office:value="-45.54076">
            <text:p>-45.54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2757">
            <text:p>-32.62757</text:p>
          </table:table-cell>
          <table:table-cell office:value-type="float" office:value="-44.85442">
            <text:p>-44.85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9438">
            <text:p>-27.29438</text:p>
          </table:table-cell>
          <table:table-cell office:value-type="float" office:value="-46.35769">
            <text:p>-46.35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691">
            <text:p>-21.83691</text:p>
          </table:table-cell>
          <table:table-cell office:value-type="float" office:value="-42.70741">
            <text:p>-42.70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5281">
            <text:p>-16.45281</text:p>
          </table:table-cell>
          <table:table-cell office:value-type="float" office:value="-37.82925">
            <text:p>-37.82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3727">
            <text:p>-11.33727</text:p>
          </table:table-cell>
          <table:table-cell office:value-type="float" office:value="-32.09469">
            <text:p>-32.0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75708">
            <text:p>-6.675708</text:p>
          </table:table-cell>
          <table:table-cell office:value-type="float" office:value="-25.79442">
            <text:p>-25.79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6962">
            <text:p>-2.636962</text:p>
          </table:table-cell>
          <table:table-cell office:value-type="float" office:value="-20.11542">
            <text:p>-20.11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04976">
            <text:p>-15.04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3861">
            <text:p>-10.538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23958">
            <text:p>-6.523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33694">
            <text:p>-3.83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164587">
            <text:p>-3.164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79303">
            <text:p>-3.479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83689">
            <text:p>-0.1483689</text:p>
          </table:table-cell>
          <table:table-cell office:value-type="float" office:value="-4.115231">
            <text:p>-4.115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33625">
            <text:p>-3.633625</text:p>
          </table:table-cell>
          <table:table-cell office:value-type="float" office:value="-4.78172">
            <text:p>-4.78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51991">
            <text:p>-7.851991</text:p>
          </table:table-cell>
          <table:table-cell office:value-type="float" office:value="-5.51935">
            <text:p>-5.51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5055">
            <text:p>-12.65055</text:p>
          </table:table-cell>
          <table:table-cell office:value-type="float" office:value="-6.171871">
            <text:p>-6.171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5549">
            <text:p>-17.85549</text:p>
          </table:table-cell>
          <table:table-cell office:value-type="float" office:value="-7.557202">
            <text:p>-7.557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809">
            <text:p>-23.27809</text:p>
          </table:table-cell>
          <table:table-cell office:value-type="float" office:value="-10.32512">
            <text:p>-10.32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2196">
            <text:p>-28.72196</text:p>
          </table:table-cell>
          <table:table-cell office:value-type="float" office:value="-14.44012">
            <text:p>-14.44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897">
            <text:p>-33.9897</text:p>
          </table:table-cell>
          <table:table-cell office:value-type="float" office:value="-19.79708">
            <text:p>-19.79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9053">
            <text:p>-38.89053</text:p>
          </table:table-cell>
          <table:table-cell office:value-type="float" office:value="-26.03185">
            <text:p>-26.03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673">
            <text:p>-43.24673</text:p>
          </table:table-cell>
          <table:table-cell office:value-type="float" office:value="-32.32788">
            <text:p>-32.32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055">
            <text:p>-46.90055</text:p>
          </table:table-cell>
          <table:table-cell office:value-type="float" office:value="-37.19048">
            <text:p>-37.1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1949">
            <text:p>-49.71949</text:p>
          </table:table-cell>
          <table:table-cell office:value-type="float" office:value="-41.28008">
            <text:p>-41.28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0145">
            <text:p>-51.60145</text:p>
          </table:table-cell>
          <table:table-cell office:value-type="float" office:value="-44.74485">
            <text:p>-44.7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782">
            <text:p>-52.4782</text:p>
          </table:table-cell>
          <table:table-cell office:value-type="float" office:value="-47.56908">
            <text:p>-47.56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1797">
            <text:p>-52.31797</text:p>
          </table:table-cell>
          <table:table-cell office:value-type="float" office:value="-49.60154">
            <text:p>-49.60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2658">
            <text:p>-51.12658</text:p>
          </table:table-cell>
          <table:table-cell office:value-type="float" office:value="-50.69937">
            <text:p>-50.69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4721">
            <text:p>-48.94721</text:p>
          </table:table-cell>
          <table:table-cell office:value-type="float" office:value="-50.90146">
            <text:p>-50.90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588">
            <text:p>-45.8588</text:p>
          </table:table-cell>
          <table:table-cell office:value-type="float" office:value="-49.95317">
            <text:p>-49.95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334">
            <text:p>-41.97334</text:p>
          </table:table-cell>
          <table:table-cell office:value-type="float" office:value="-48.09668">
            <text:p>-48.09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3154">
            <text:p>-37.43154</text:p>
          </table:table-cell>
          <table:table-cell office:value-type="float" office:value="-45.38879">
            <text:p>-45.38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9809">
            <text:p>-32.39809</text:p>
          </table:table-cell>
          <table:table-cell office:value-type="float" office:value="-41.88042">
            <text:p>-41.88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531">
            <text:p>-27.05531</text:p>
          </table:table-cell>
          <table:table-cell office:value-type="float" office:value="-38.85021">
            <text:p>-38.85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969">
            <text:p>-21.5969</text:p>
          </table:table-cell>
          <table:table-cell office:value-type="float" office:value="-40.21472">
            <text:p>-40.21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2057">
            <text:p>-16.22057</text:p>
          </table:table-cell>
          <table:table-cell office:value-type="float" office:value="-36.88809">
            <text:p>-36.8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212">
            <text:p>-11.1212</text:p>
          </table:table-cell>
          <table:table-cell office:value-type="float" office:value="-31.88546">
            <text:p>-31.88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83605">
            <text:p>-6.483605</text:p>
          </table:table-cell>
          <table:table-cell office:value-type="float" office:value="-26.58856">
            <text:p>-26.58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75907">
            <text:p>-2.475907</text:p>
          </table:table-cell>
          <table:table-cell office:value-type="float" office:value="-21.18728">
            <text:p>-21.18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7407">
            <text:p>-15.97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5613">
            <text:p>-11.05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43139">
            <text:p>-6.74313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3.754993">
            <text:p>-3.754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586491">
            <text:p>-2.586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35383">
            <text:p>-2.935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845641">
            <text:p>-0.2845641</text:p>
          </table:table-cell>
          <table:table-cell office:value-type="float" office:value="-3.652698">
            <text:p>-3.652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4893">
            <text:p>-3.804893</text:p>
          </table:table-cell>
          <table:table-cell office:value-type="float" office:value="-4.427176">
            <text:p>-4.427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52188">
            <text:p>-8.052188</text:p>
          </table:table-cell>
          <table:table-cell office:value-type="float" office:value="-5.249155">
            <text:p>-5.249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7246">
            <text:p>-12.87246</text:p>
          </table:table-cell>
          <table:table-cell office:value-type="float" office:value="-6.060325">
            <text:p>-6.060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104">
            <text:p>-18.09104</text:p>
          </table:table-cell>
          <table:table-cell office:value-type="float" office:value="-7.498262">
            <text:p>-7.498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188">
            <text:p>-23.5188</text:p>
          </table:table-cell>
          <table:table-cell office:value-type="float" office:value="-10.37136">
            <text:p>-10.37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894">
            <text:p>-28.95894</text:p>
          </table:table-cell>
          <table:table-cell office:value-type="float" office:value="-14.49587">
            <text:p>-14.49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453">
            <text:p>-34.21453</text:p>
          </table:table-cell>
          <table:table-cell office:value-type="float" office:value="-19.708">
            <text:p>-19.708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-39.09499">
            <text:p>-39.09499</text:p>
          </table:table-cell>
          <table:table-cell office:value-type="float" office:value="-25.62087">
            <text:p>-25.62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347">
            <text:p>-43.42347</text:p>
          </table:table-cell>
          <table:table-cell office:value-type="float" office:value="-32.14162">
            <text:p>-32.14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304">
            <text:p>-47.04304</text:p>
          </table:table-cell>
          <table:table-cell office:value-type="float" office:value="-37.06596">
            <text:p>-37.06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2267">
            <text:p>-49.82267</text:p>
          </table:table-cell>
          <table:table-cell office:value-type="float" office:value="-41.18199">
            <text:p>-41.18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6156">
            <text:p>-51.66156</text:p>
          </table:table-cell>
          <table:table-cell office:value-type="float" office:value="-44.70948">
            <text:p>-44.70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9306">
            <text:p>-52.49306</text:p>
          </table:table-cell>
          <table:table-cell office:value-type="float" office:value="-47.58932">
            <text:p>-47.5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8704">
            <text:p>-52.28704</text:p>
          </table:table-cell>
          <table:table-cell office:value-type="float" office:value="-49.66436">
            <text:p>-49.66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5099">
            <text:p>-51.05099</text:p>
          </table:table-cell>
          <table:table-cell office:value-type="float" office:value="-50.82833">
            <text:p>-50.8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2967">
            <text:p>-48.82967</text:p>
          </table:table-cell>
          <table:table-cell office:value-type="float" office:value="-50.97101">
            <text:p>-50.97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0359">
            <text:p>-45.70359</text:p>
          </table:table-cell>
          <table:table-cell office:value-type="float" office:value="-50.04232">
            <text:p>-50.04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8603">
            <text:p>-41.78603</text:p>
          </table:table-cell>
          <table:table-cell office:value-type="float" office:value="-48.16514">
            <text:p>-48.16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907">
            <text:p>-37.21907</text:p>
          </table:table-cell>
          <table:table-cell office:value-type="float" office:value="-45.38688">
            <text:p>-45.38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6801">
            <text:p>-32.16801</text:p>
          </table:table-cell>
          <table:table-cell office:value-type="float" office:value="-41.90749">
            <text:p>-41.90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16">
            <text:p>-26.816</text:p>
          </table:table-cell>
          <table:table-cell office:value-type="float" office:value="-43.87104">
            <text:p>-43.87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699">
            <text:p>-21.35699</text:p>
          </table:table-cell>
          <table:table-cell office:value-type="float" office:value="-41.27956">
            <text:p>-41.27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8891">
            <text:p>-15.98891</text:p>
          </table:table-cell>
          <table:table-cell office:value-type="float" office:value="-36.29364">
            <text:p>-36.29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0608">
            <text:p>-10.90608</text:p>
          </table:table-cell>
          <table:table-cell office:value-type="float" office:value="-30.88704">
            <text:p>-30.8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92812">
            <text:p>-6.292812</text:p>
          </table:table-cell>
          <table:table-cell office:value-type="float" office:value="-25.68187">
            <text:p>-25.68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6286">
            <text:p>-2.316286</text:p>
          </table:table-cell>
          <table:table-cell office:value-type="float" office:value="-20.6622">
            <text:p>-20.6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59699">
            <text:p>-15.5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3899">
            <text:p>-10.83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53783">
            <text:p>-6.653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953739">
            <text:p>-3.953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102866">
            <text:p>-3.102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542045">
            <text:p>-3.542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23575">
            <text:p>-0.4223575</text:p>
          </table:table-cell>
          <table:table-cell office:value-type="float" office:value="-4.235402">
            <text:p>-4.235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77651">
            <text:p>-3.977651</text:p>
          </table:table-cell>
          <table:table-cell office:value-type="float" office:value="-4.964437">
            <text:p>-4.964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588">
            <text:p>-8.253588</text:p>
          </table:table-cell>
          <table:table-cell office:value-type="float" office:value="-5.793323">
            <text:p>-5.793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9521">
            <text:p>-13.09521</text:p>
          </table:table-cell>
          <table:table-cell office:value-type="float" office:value="-6.424983">
            <text:p>-6.424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2695">
            <text:p>-18.32695</text:p>
          </table:table-cell>
          <table:table-cell office:value-type="float" office:value="-7.804466">
            <text:p>-7.804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5943">
            <text:p>-23.75943</text:p>
          </table:table-cell>
          <table:table-cell office:value-type="float" office:value="-10.72167">
            <text:p>-10.72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9567">
            <text:p>-29.19567</text:p>
          </table:table-cell>
          <table:table-cell office:value-type="float" office:value="-15.01546">
            <text:p>-15.01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3867">
            <text:p>-34.43867</text:p>
          </table:table-cell>
          <table:table-cell office:value-type="float" office:value="-20.54814">
            <text:p>-20.54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9834">
            <text:p>-39.29834</text:p>
          </table:table-cell>
          <table:table-cell office:value-type="float" office:value="-27.1521">
            <text:p>-27.1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875">
            <text:p>-43.59875</text:p>
          </table:table-cell>
          <table:table-cell office:value-type="float" office:value="-33.0496">
            <text:p>-33.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397">
            <text:p>-47.18397</text:p>
          </table:table-cell>
          <table:table-cell office:value-type="float" office:value="-37.64844">
            <text:p>-37.64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2406">
            <text:p>-49.92406</text:p>
          </table:table-cell>
          <table:table-cell office:value-type="float" office:value="-41.67743">
            <text:p>-41.67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197">
            <text:p>-51.7197</text:p>
          </table:table-cell>
          <table:table-cell office:value-type="float" office:value="-45.10222">
            <text:p>-45.10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59">
            <text:p>-52.5059</text:p>
          </table:table-cell>
          <table:table-cell office:value-type="float" office:value="-47.86292">
            <text:p>-47.86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5411">
            <text:p>-52.25411</text:p>
          </table:table-cell>
          <table:table-cell office:value-type="float" office:value="-49.78814">
            <text:p>-49.78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7345">
            <text:p>-50.97345</text:p>
          </table:table-cell>
          <table:table-cell office:value-type="float" office:value="-50.79638">
            <text:p>-50.79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1035">
            <text:p>-48.71035</text:p>
          </table:table-cell>
          <table:table-cell office:value-type="float" office:value="-50.90358">
            <text:p>-50.9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681">
            <text:p>-45.54681</text:p>
          </table:table-cell>
          <table:table-cell office:value-type="float" office:value="-49.85729">
            <text:p>-49.85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9747">
            <text:p>-41.59747</text:p>
          </table:table-cell>
          <table:table-cell office:value-type="float" office:value="-47.91515">
            <text:p>-47.91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0556">
            <text:p>-37.00556</text:p>
          </table:table-cell>
          <table:table-cell office:value-type="float" office:value="-45.12704">
            <text:p>-45.12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73">
            <text:p>-31.9373</text:p>
          </table:table-cell>
          <table:table-cell office:value-type="float" office:value="-41.52827">
            <text:p>-41.52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644">
            <text:p>-26.57644</text:p>
          </table:table-cell>
          <table:table-cell office:value-type="float" office:value="-37.35346">
            <text:p>-37.35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726">
            <text:p>-21.11726</text:p>
          </table:table-cell>
          <table:table-cell office:value-type="float" office:value="-39.70464">
            <text:p>-39.70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5759">
            <text:p>-15.75759</text:p>
          </table:table-cell>
          <table:table-cell office:value-type="float" office:value="-37.15944">
            <text:p>-37.15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9177">
            <text:p>-10.69177</text:p>
          </table:table-cell>
          <table:table-cell office:value-type="float" office:value="-32.47179">
            <text:p>-32.47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0317">
            <text:p>-6.10317</text:p>
          </table:table-cell>
          <table:table-cell office:value-type="float" office:value="-26.93619">
            <text:p>-26.93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8184">
            <text:p>-2.158184</text:p>
          </table:table-cell>
          <table:table-cell office:value-type="float" office:value="-21.28879">
            <text:p>-21.28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3061">
            <text:p>-15.93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5623">
            <text:p>-10.85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99927">
            <text:p>-6.699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540829">
            <text:p>-3.540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450643">
            <text:p>-2.450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27102">
            <text:p>-2.927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18636">
            <text:p>-0.5618636</text:p>
          </table:table-cell>
          <table:table-cell office:value-type="float" office:value="-3.672371">
            <text:p>-3.672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51811">
            <text:p>-4.151811</text:p>
          </table:table-cell>
          <table:table-cell office:value-type="float" office:value="-4.445675">
            <text:p>-4.445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56088">
            <text:p>-8.456088</text:p>
          </table:table-cell>
          <table:table-cell office:value-type="float" office:value="-5.187311">
            <text:p>-5.187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71">
            <text:p>-13.31871</text:p>
          </table:table-cell>
          <table:table-cell office:value-type="float" office:value="-5.965684">
            <text:p>-5.965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6336">
            <text:p>-18.56336</text:p>
          </table:table-cell>
          <table:table-cell office:value-type="float" office:value="-7.454326">
            <text:p>-7.454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0017">
            <text:p>-24.00017</text:p>
          </table:table-cell>
          <table:table-cell office:value-type="float" office:value="-10.29505">
            <text:p>-10.29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3202">
            <text:p>-29.43202</text:p>
          </table:table-cell>
          <table:table-cell office:value-type="float" office:value="-14.72242">
            <text:p>-14.72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6207">
            <text:p>-34.66207</text:p>
          </table:table-cell>
          <table:table-cell office:value-type="float" office:value="-20.09222">
            <text:p>-20.09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0069">
            <text:p>-39.50069</text:p>
          </table:table-cell>
          <table:table-cell office:value-type="float" office:value="-26.06759">
            <text:p>-26.06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7272">
            <text:p>-43.77272</text:p>
          </table:table-cell>
          <table:table-cell office:value-type="float" office:value="-32.51245">
            <text:p>-32.51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2325">
            <text:p>-47.32325</text:p>
          </table:table-cell>
          <table:table-cell office:value-type="float" office:value="-37.4297">
            <text:p>-37.4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2361">
            <text:p>-50.02361</text:p>
          </table:table-cell>
          <table:table-cell office:value-type="float" office:value="-41.49446">
            <text:p>-41.4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7594">
            <text:p>-51.77594</text:p>
          </table:table-cell>
          <table:table-cell office:value-type="float" office:value="-44.95708">
            <text:p>-44.95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673">
            <text:p>-52.51673</text:p>
          </table:table-cell>
          <table:table-cell office:value-type="float" office:value="-47.7709">
            <text:p>-47.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1917">
            <text:p>-52.21917</text:p>
          </table:table-cell>
          <table:table-cell office:value-type="float" office:value="-49.77782">
            <text:p>-49.77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9401">
            <text:p>-50.89401</text:p>
          </table:table-cell>
          <table:table-cell office:value-type="float" office:value="-50.88374">
            <text:p>-50.88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8928">
            <text:p>-48.58928</text:p>
          </table:table-cell>
          <table:table-cell office:value-type="float" office:value="-50.94263">
            <text:p>-50.94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857">
            <text:p>-45.38857</text:p>
          </table:table-cell>
          <table:table-cell office:value-type="float" office:value="-49.94445">
            <text:p>-49.94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0775">
            <text:p>-41.40775</text:p>
          </table:table-cell>
          <table:table-cell office:value-type="float" office:value="-48.02271">
            <text:p>-48.02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9113">
            <text:p>-36.79113</text:p>
          </table:table-cell>
          <table:table-cell office:value-type="float" office:value="-45.18226">
            <text:p>-45.18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0601">
            <text:p>-31.70601</text:p>
          </table:table-cell>
          <table:table-cell office:value-type="float" office:value="-41.66789">
            <text:p>-41.66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3679">
            <text:p>-26.33679</text:p>
          </table:table-cell>
          <table:table-cell office:value-type="float" office:value="-43.50277">
            <text:p>-43.50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83">
            <text:p>-20.87783</text:p>
          </table:table-cell>
          <table:table-cell office:value-type="float" office:value="-40.96767">
            <text:p>-40.96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2706">
            <text:p>-15.52706</text:p>
          </table:table-cell>
          <table:table-cell office:value-type="float" office:value="-35.93216">
            <text:p>-35.93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7839">
            <text:p>-10.47839</text:p>
          </table:table-cell>
          <table:table-cell office:value-type="float" office:value="-30.48116">
            <text:p>-30.48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1478">
            <text:p>-5.91478</text:p>
          </table:table-cell>
          <table:table-cell office:value-type="float" office:value="-25.25847">
            <text:p>-25.25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1683">
            <text:p>-2.001683</text:p>
          </table:table-cell>
          <table:table-cell office:value-type="float" office:value="-20.28594">
            <text:p>-20.2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2443">
            <text:p>-15.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507">
            <text:p>-10.5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82195">
            <text:p>-6.482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910312">
            <text:p>-3.910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234888">
            <text:p>-3.234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78402">
            <text:p>-3.478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030141">
            <text:p>-0.7030141</text:p>
          </table:table-cell>
          <table:table-cell office:value-type="float" office:value="-4.168566">
            <text:p>-4.168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7359">
            <text:p>-4.327359</text:p>
          </table:table-cell>
          <table:table-cell office:value-type="float" office:value="-4.89793">
            <text:p>-4.8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59582">
            <text:p>-8.659582</text:p>
          </table:table-cell>
          <table:table-cell office:value-type="float" office:value="-5.705197">
            <text:p>-5.70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4286">
            <text:p>-13.54286</text:p>
          </table:table-cell>
          <table:table-cell office:value-type="float" office:value="-6.364917">
            <text:p>-6.364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0014">
            <text:p>-18.80014</text:p>
          </table:table-cell>
          <table:table-cell office:value-type="float" office:value="-8.0729">
            <text:p>-8.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09">
            <text:p>-24.2409</text:p>
          </table:table-cell>
          <table:table-cell office:value-type="float" office:value="-11.11763">
            <text:p>-11.11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6788">
            <text:p>-29.66788</text:p>
          </table:table-cell>
          <table:table-cell office:value-type="float" office:value="-15.64948">
            <text:p>-15.64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8461">
            <text:p>-34.88461</text:p>
          </table:table-cell>
          <table:table-cell office:value-type="float" office:value="-21.49761">
            <text:p>-21.49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0194">
            <text:p>-39.70194</text:p>
          </table:table-cell>
          <table:table-cell office:value-type="float" office:value="-28.40906">
            <text:p>-28.40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4529">
            <text:p>-43.94529</text:p>
          </table:table-cell>
          <table:table-cell office:value-type="float" office:value="-33.64304">
            <text:p>-33.6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082">
            <text:p>-47.46082</text:p>
          </table:table-cell>
          <table:table-cell office:value-type="float" office:value="-38.0342">
            <text:p>-38.0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2127">
            <text:p>-50.12127</text:p>
          </table:table-cell>
          <table:table-cell office:value-type="float" office:value="-41.94658">
            <text:p>-41.94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3015">
            <text:p>-51.83015</text:p>
          </table:table-cell>
          <table:table-cell office:value-type="float" office:value="-45.25781">
            <text:p>-45.25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554">
            <text:p>-52.52554</text:p>
          </table:table-cell>
          <table:table-cell office:value-type="float" office:value="-47.92372">
            <text:p>-47.92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8222">
            <text:p>-52.18222</text:p>
          </table:table-cell>
          <table:table-cell office:value-type="float" office:value="-49.70507">
            <text:p>-49.7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1269">
            <text:p>-50.81269</text:p>
          </table:table-cell>
          <table:table-cell office:value-type="float" office:value="-50.6449">
            <text:p>-50.6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46652">
            <text:p>-48.46652</text:p>
          </table:table-cell>
          <table:table-cell office:value-type="float" office:value="-50.55835">
            <text:p>-50.55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874">
            <text:p>-45.22874</text:p>
          </table:table-cell>
          <table:table-cell office:value-type="float" office:value="-49.47257">
            <text:p>-49.47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167">
            <text:p>-41.2167</text:p>
          </table:table-cell>
          <table:table-cell office:value-type="float" office:value="-47.46687">
            <text:p>-47.46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88">
            <text:p>-36.57588</text:p>
          </table:table-cell>
          <table:table-cell office:value-type="float" office:value="-44.54978">
            <text:p>-44.54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428">
            <text:p>-31.47428</text:p>
          </table:table-cell>
          <table:table-cell office:value-type="float" office:value="-40.92473">
            <text:p>-40.92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686">
            <text:p>-26.09686</text:p>
          </table:table-cell>
          <table:table-cell office:value-type="float" office:value="-36.8183">
            <text:p>-36.8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385">
            <text:p>-20.6385</text:p>
          </table:table-cell>
          <table:table-cell office:value-type="float" office:value="-39.03753">
            <text:p>-39.03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9701">
            <text:p>-15.29701</text:p>
          </table:table-cell>
          <table:table-cell office:value-type="float" office:value="-36.54061">
            <text:p>-36.5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6605">
            <text:p>-10.26605</text:p>
          </table:table-cell>
          <table:table-cell office:value-type="float" office:value="-32.06874">
            <text:p>-32.06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2774">
            <text:p>-5.72774</text:p>
          </table:table-cell>
          <table:table-cell office:value-type="float" office:value="-26.78007">
            <text:p>-26.78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46649">
            <text:p>-1.846649</text:p>
          </table:table-cell>
          <table:table-cell office:value-type="float" office:value="-21.29047">
            <text:p>-21.29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5285">
            <text:p>-15.95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4215">
            <text:p>-10.84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73619">
            <text:p>-6.673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616713">
            <text:p>-3.616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418323">
            <text:p>-2.418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83407">
            <text:p>-2.83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57302">
            <text:p>-0.8457302</text:p>
          </table:table-cell>
          <table:table-cell office:value-type="float" office:value="-3.531471">
            <text:p>-3.53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04205">
            <text:p>-4.504205</text:p>
          </table:table-cell>
          <table:table-cell office:value-type="float" office:value="-4.294594">
            <text:p>-4.294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6424">
            <text:p>-8.86424</text:p>
          </table:table-cell>
          <table:table-cell office:value-type="float" office:value="-5.026131">
            <text:p>-5.026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783">
            <text:p>-13.76783</text:p>
          </table:table-cell>
          <table:table-cell office:value-type="float" office:value="-5.789702">
            <text:p>-5.789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3716">
            <text:p>-19.03716</text:p>
          </table:table-cell>
          <table:table-cell office:value-type="float" office:value="-7.420238">
            <text:p>-7.420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815">
            <text:p>-24.4815</text:p>
          </table:table-cell>
          <table:table-cell office:value-type="float" office:value="-10.48961">
            <text:p>-10.48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0343">
            <text:p>-29.90343</text:p>
          </table:table-cell>
          <table:table-cell office:value-type="float" office:value="-15.10101">
            <text:p>-15.10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0647">
            <text:p>-35.10647</text:p>
          </table:table-cell>
          <table:table-cell office:value-type="float" office:value="-20.46939">
            <text:p>-20.46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0198">
            <text:p>-39.90198</text:p>
          </table:table-cell>
          <table:table-cell office:value-type="float" office:value="-26.36545">
            <text:p>-26.36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1636">
            <text:p>-44.11636</text:p>
          </table:table-cell>
          <table:table-cell office:value-type="float" office:value="-32.6876">
            <text:p>-32.6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678">
            <text:p>-47.59678</text:p>
          </table:table-cell>
          <table:table-cell office:value-type="float" office:value="-37.51535">
            <text:p>-37.51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1712">
            <text:p>-50.21712</text:p>
          </table:table-cell>
          <table:table-cell office:value-type="float" office:value="-41.66238">
            <text:p>-41.66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8242">
            <text:p>-51.88242</text:p>
          </table:table-cell>
          <table:table-cell office:value-type="float" office:value="-45.08991">
            <text:p>-45.08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232">
            <text:p>-52.53232</text:p>
          </table:table-cell>
          <table:table-cell office:value-type="float" office:value="-47.86074">
            <text:p>-47.86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433">
            <text:p>-52.1433</text:p>
          </table:table-cell>
          <table:table-cell office:value-type="float" office:value="-49.85697">
            <text:p>-49.85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2944">
            <text:p>-50.72944</text:p>
          </table:table-cell>
          <table:table-cell office:value-type="float" office:value="-50.93447">
            <text:p>-50.93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4197">
            <text:p>-48.34197</text:p>
          </table:table-cell>
          <table:table-cell office:value-type="float" office:value="-50.95115">
            <text:p>-50.95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748">
            <text:p>-45.06748</text:p>
          </table:table-cell>
          <table:table-cell office:value-type="float" office:value="-49.89885">
            <text:p>-49.89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2451">
            <text:p>-41.02451</text:p>
          </table:table-cell>
          <table:table-cell office:value-type="float" office:value="-47.86346">
            <text:p>-47.86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5964">
            <text:p>-36.35964</text:p>
          </table:table-cell>
          <table:table-cell office:value-type="float" office:value="-44.96906">
            <text:p>-44.96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419">
            <text:p>-31.2419</text:p>
          </table:table-cell>
          <table:table-cell office:value-type="float" office:value="-41.4007">
            <text:p>-41.4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5688">
            <text:p>-25.85688</text:p>
          </table:table-cell>
          <table:table-cell office:value-type="float" office:value="-42.46667">
            <text:p>-42.4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9951">
            <text:p>-20.39951</text:p>
          </table:table-cell>
          <table:table-cell office:value-type="float" office:value="-40.76637">
            <text:p>-40.7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6767">
            <text:p>-15.06767</text:p>
          </table:table-cell>
          <table:table-cell office:value-type="float" office:value="-36.02926">
            <text:p>-36.02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457">
            <text:p>-10.05457</text:p>
          </table:table-cell>
          <table:table-cell office:value-type="float" office:value="-30.16548">
            <text:p>-30.16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41893">
            <text:p>-5.541893</text:p>
          </table:table-cell>
          <table:table-cell office:value-type="float" office:value="-24.49167">
            <text:p>-24.49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3238">
            <text:p>-1.693238</text:p>
          </table:table-cell>
          <table:table-cell office:value-type="float" office:value="-19.26748">
            <text:p>-19.26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0185">
            <text:p>-14.6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8182">
            <text:p>-10.08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01655">
            <text:p>-6.401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17724">
            <text:p>-3.817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232648">
            <text:p>-3.23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712726">
            <text:p>-3.712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00668">
            <text:p>-0.9900668</text:p>
          </table:table-cell>
          <table:table-cell office:value-type="float" office:value="-4.427176">
            <text:p>-4.427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82494">
            <text:p>-4.682494</text:p>
          </table:table-cell>
          <table:table-cell office:value-type="float" office:value="-5.109868">
            <text:p>-5.109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6986">
            <text:p>-9.06986</text:p>
          </table:table-cell>
          <table:table-cell office:value-type="float" office:value="-5.806402">
            <text:p>-5.806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9351">
            <text:p>-13.99351</text:p>
          </table:table-cell>
          <table:table-cell office:value-type="float" office:value="-6.53453">
            <text:p>-6.53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7464">
            <text:p>-19.27464</text:p>
          </table:table-cell>
          <table:table-cell office:value-type="float" office:value="-8.123543">
            <text:p>-8.123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2205">
            <text:p>-24.72205</text:p>
          </table:table-cell>
          <table:table-cell office:value-type="float" office:value="-11.45573">
            <text:p>-11.45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3856">
            <text:p>-30.13856</text:p>
          </table:table-cell>
          <table:table-cell office:value-type="float" office:value="-16.23931">
            <text:p>-16.23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744">
            <text:p>-35.32744</text:p>
          </table:table-cell>
          <table:table-cell office:value-type="float" office:value="-22.46625">
            <text:p>-22.46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0089">
            <text:p>-40.10089</text:p>
          </table:table-cell>
          <table:table-cell office:value-type="float" office:value="-29.14692">
            <text:p>-29.14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8608">
            <text:p>-44.28608</text:p>
          </table:table-cell>
          <table:table-cell office:value-type="float" office:value="-34.1562">
            <text:p>-34.1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101">
            <text:p>-47.73101</text:p>
          </table:table-cell>
          <table:table-cell office:value-type="float" office:value="-38.50487">
            <text:p>-38.50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1112">
            <text:p>-50.31112</text:p>
          </table:table-cell>
          <table:table-cell office:value-type="float" office:value="-42.36774">
            <text:p>-42.36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3269">
            <text:p>-51.93269</text:p>
          </table:table-cell>
          <table:table-cell office:value-type="float" office:value="-45.62174">
            <text:p>-45.62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709">
            <text:p>-52.53709</text:p>
          </table:table-cell>
          <table:table-cell office:value-type="float" office:value="-48.18356">
            <text:p>-48.18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0238">
            <text:p>-52.10238</text:p>
          </table:table-cell>
          <table:table-cell office:value-type="float" office:value="-49.85467">
            <text:p>-49.85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4434">
            <text:p>-50.64434</text:p>
          </table:table-cell>
          <table:table-cell office:value-type="float" office:value="-50.69417">
            <text:p>-50.69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1569">
            <text:p>-48.21569</text:p>
          </table:table-cell>
          <table:table-cell office:value-type="float" office:value="-50.50647">
            <text:p>-50.50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0466">
            <text:p>-44.90466</text:p>
          </table:table-cell>
          <table:table-cell office:value-type="float" office:value="-49.31427">
            <text:p>-49.3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3112">
            <text:p>-40.83112</text:p>
          </table:table-cell>
          <table:table-cell office:value-type="float" office:value="-47.22404">
            <text:p>-47.22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4252">
            <text:p>-36.14252</text:p>
          </table:table-cell>
          <table:table-cell office:value-type="float" office:value="-44.2614">
            <text:p>-44.2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0912">
            <text:p>-31.00912</text:p>
          </table:table-cell>
          <table:table-cell office:value-type="float" office:value="-40.60643">
            <text:p>-40.60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1677">
            <text:p>-25.61677</text:p>
          </table:table-cell>
          <table:table-cell office:value-type="float" office:value="-36.49382">
            <text:p>-36.4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6066">
            <text:p>-20.16066</text:p>
          </table:table-cell>
          <table:table-cell office:value-type="float" office:value="-39.24085">
            <text:p>-39.24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3895">
            <text:p>-14.83895</text:p>
          </table:table-cell>
          <table:table-cell office:value-type="float" office:value="-37.08221">
            <text:p>-37.0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44065">
            <text:p>-9.844065</text:p>
          </table:table-cell>
          <table:table-cell office:value-type="float" office:value="-32.35835">
            <text:p>-32.35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57419">
            <text:p>-5.357419</text:p>
          </table:table-cell>
          <table:table-cell office:value-type="float" office:value="-27.27208">
            <text:p>-27.27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41387">
            <text:p>-1.541387</text:p>
          </table:table-cell>
          <table:table-cell office:value-type="float" office:value="-21.78938">
            <text:p>-21.78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24715">
            <text:p>-16.24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8854">
            <text:p>-10.98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25666">
            <text:p>-6.725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740626">
            <text:p>-3.740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525302">
            <text:p>-2.525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11814">
            <text:p>-2.91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608">
            <text:p>-1.13608</text:p>
          </table:table-cell>
          <table:table-cell office:value-type="float" office:value="-3.521033">
            <text:p>-3.52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1971">
            <text:p>-4.861971</text:p>
          </table:table-cell>
          <table:table-cell office:value-type="float" office:value="-4.187924">
            <text:p>-4.187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6616">
            <text:p>-9.276616</text:p>
          </table:table-cell>
          <table:table-cell office:value-type="float" office:value="-4.815644">
            <text:p>-4.815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1969">
            <text:p>-14.21969</text:p>
          </table:table-cell>
          <table:table-cell office:value-type="float" office:value="-5.540614">
            <text:p>-5.540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44">
            <text:p>-19.51244</text:p>
          </table:table-cell>
          <table:table-cell office:value-type="float" office:value="-7.280766">
            <text:p>-7.280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6265">
            <text:p>-24.96265</text:p>
          </table:table-cell>
          <table:table-cell office:value-type="float" office:value="-10.70031">
            <text:p>-10.7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7303">
            <text:p>-30.37303</text:p>
          </table:table-cell>
          <table:table-cell office:value-type="float" office:value="-15.19912">
            <text:p>-15.19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477">
            <text:p>-35.5477</text:p>
          </table:table-cell>
          <table:table-cell office:value-type="float" office:value="-20.78422">
            <text:p>-20.78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875">
            <text:p>-40.29875</text:p>
          </table:table-cell>
          <table:table-cell office:value-type="float" office:value="-26.61005">
            <text:p>-26.61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5436">
            <text:p>-44.45436</text:p>
          </table:table-cell>
          <table:table-cell office:value-type="float" office:value="-32.99384">
            <text:p>-32.99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62">
            <text:p>-47.86362</text:p>
          </table:table-cell>
          <table:table-cell office:value-type="float" office:value="-37.65415">
            <text:p>-37.65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0317">
            <text:p>-50.40317</text:p>
          </table:table-cell>
          <table:table-cell office:value-type="float" office:value="-41.81763">
            <text:p>-41.81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81">
            <text:p>-51.981</text:p>
          </table:table-cell>
          <table:table-cell office:value-type="float" office:value="-45.20607">
            <text:p>-45.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984">
            <text:p>-52.53984</text:p>
          </table:table-cell>
          <table:table-cell office:value-type="float" office:value="-47.93931">
            <text:p>-47.93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5946">
            <text:p>-52.05946</text:p>
          </table:table-cell>
          <table:table-cell office:value-type="float" office:value="-49.965">
            <text:p>-49.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573">
            <text:p>-50.5573</text:p>
          </table:table-cell>
          <table:table-cell office:value-type="float" office:value="-51.01802">
            <text:p>-51.0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8782">
            <text:p>-48.08782</text:p>
          </table:table-cell>
          <table:table-cell office:value-type="float" office:value="-50.94575">
            <text:p>-50.9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4035">
            <text:p>-44.74035</text:p>
          </table:table-cell>
          <table:table-cell office:value-type="float" office:value="-49.80272">
            <text:p>-49.80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3645">
            <text:p>-40.63645</text:p>
          </table:table-cell>
          <table:table-cell office:value-type="float" office:value="-47.71417">
            <text:p>-47.71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473">
            <text:p>-35.92473</text:p>
          </table:table-cell>
          <table:table-cell office:value-type="float" office:value="-44.81168">
            <text:p>-44.81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7572">
            <text:p>-30.77572</text:p>
          </table:table-cell>
          <table:table-cell office:value-type="float" office:value="-41.12291">
            <text:p>-41.12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7642">
            <text:p>-25.37642</text:p>
          </table:table-cell>
          <table:table-cell office:value-type="float" office:value="-41.58287">
            <text:p>-41.58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206">
            <text:p>-19.92206</text:p>
          </table:table-cell>
          <table:table-cell office:value-type="float" office:value="-39.74431">
            <text:p>-39.74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1075">
            <text:p>-14.61075</text:p>
          </table:table-cell>
          <table:table-cell office:value-type="float" office:value="-34.89811">
            <text:p>-34.89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34737">
            <text:p>-9.634737</text:p>
          </table:table-cell>
          <table:table-cell office:value-type="float" office:value="-29.31959">
            <text:p>-29.31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74167">
            <text:p>-5.174167</text:p>
          </table:table-cell>
          <table:table-cell office:value-type="float" office:value="-24.0326">
            <text:p>-24.0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91039">
            <text:p>-1.391039</text:p>
          </table:table-cell>
          <table:table-cell office:value-type="float" office:value="-19.02886">
            <text:p>-19.02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22754">
            <text:p>-14.22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14498">
            <text:p>-9.814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071701">
            <text:p>-6.071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779941">
            <text:p>-3.779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192672">
            <text:p>-3.192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66773">
            <text:p>-3.6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83697">
            <text:p>-1.283697</text:p>
          </table:table-cell>
          <table:table-cell office:value-type="float" office:value="-4.319377">
            <text:p>-4.319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42951">
            <text:p>-5.042951</text:p>
          </table:table-cell>
          <table:table-cell office:value-type="float" office:value="-4.977521">
            <text:p>-4.977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84401">
            <text:p>-9.484401</text:p>
          </table:table-cell>
          <table:table-cell office:value-type="float" office:value="-5.627895">
            <text:p>-5.62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675">
            <text:p>-14.44675</text:p>
          </table:table-cell>
          <table:table-cell office:value-type="float" office:value="-6.411296">
            <text:p>-6.411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5033">
            <text:p>-19.75033</text:p>
          </table:table-cell>
          <table:table-cell office:value-type="float" office:value="-8.141312">
            <text:p>-8.14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318">
            <text:p>-25.20318</text:p>
          </table:table-cell>
          <table:table-cell office:value-type="float" office:value="-11.38145">
            <text:p>-11.38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0725">
            <text:p>-30.60725</text:p>
          </table:table-cell>
          <table:table-cell office:value-type="float" office:value="-16.45812">
            <text:p>-16.4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6714">
            <text:p>-35.76714</text:p>
          </table:table-cell>
          <table:table-cell office:value-type="float" office:value="-22.72605">
            <text:p>-22.72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545">
            <text:p>-40.49545</text:p>
          </table:table-cell>
          <table:table-cell office:value-type="float" office:value="-29.58023">
            <text:p>-29.58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2105">
            <text:p>-44.62105</text:p>
          </table:table-cell>
          <table:table-cell office:value-type="float" office:value="-34.61943">
            <text:p>-34.6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454">
            <text:p>-47.99454</text:p>
          </table:table-cell>
          <table:table-cell office:value-type="float" office:value="-38.916">
            <text:p>-38.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9343">
            <text:p>-50.49343</text:p>
          </table:table-cell>
          <table:table-cell office:value-type="float" office:value="-42.72129">
            <text:p>-42.72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273">
            <text:p>-52.0273</text:p>
          </table:table-cell>
          <table:table-cell office:value-type="float" office:value="-45.92579">
            <text:p>-45.92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4057">
            <text:p>-52.54057</text:p>
          </table:table-cell>
          <table:table-cell office:value-type="float" office:value="-48.4127">
            <text:p>-48.4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1459">
            <text:p>-52.01459</text:p>
          </table:table-cell>
          <table:table-cell office:value-type="float" office:value="-49.99886">
            <text:p>-49.99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6839">
            <text:p>-50.46839</text:p>
          </table:table-cell>
          <table:table-cell office:value-type="float" office:value="-50.72218">
            <text:p>-50.7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12">
            <text:p>-47.95812</text:p>
          </table:table-cell>
          <table:table-cell office:value-type="float" office:value="-50.42101">
            <text:p>-50.42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7456">
            <text:p>-44.57456</text:p>
          </table:table-cell>
          <table:table-cell office:value-type="float" office:value="-49.14601">
            <text:p>-49.14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041">
            <text:p>-40.44041</text:p>
          </table:table-cell>
          <table:table-cell office:value-type="float" office:value="-47.00523">
            <text:p>-47.00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0549">
            <text:p>-35.70549</text:p>
          </table:table-cell>
          <table:table-cell office:value-type="float" office:value="-44.0183">
            <text:p>-44.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141">
            <text:p>-30.54141</text:p>
          </table:table-cell>
          <table:table-cell office:value-type="float" office:value="-40.37617">
            <text:p>-40.37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53">
            <text:p>-25.1353</text:p>
          </table:table-cell>
          <table:table-cell office:value-type="float" office:value="-43.59628">
            <text:p>-43.59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831">
            <text:p>-19.6831</text:p>
          </table:table-cell>
          <table:table-cell office:value-type="float" office:value="-41.45799">
            <text:p>-41.45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239">
            <text:p>-14.38239</text:p>
          </table:table-cell>
          <table:table-cell office:value-type="float" office:value="-36.38927">
            <text:p>-36.38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25276">
            <text:p>-9.425276</text:p>
          </table:table-cell>
          <table:table-cell office:value-type="float" office:value="-30.71226">
            <text:p>-30.71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1406">
            <text:p>-4.991406</text:p>
          </table:table-cell>
          <table:table-cell office:value-type="float" office:value="-25.17958">
            <text:p>-25.17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41469">
            <text:p>-1.241469</text:p>
          </table:table-cell>
          <table:table-cell office:value-type="float" office:value="-19.84635">
            <text:p>-19.84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2254">
            <text:p>-14.62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57939">
            <text:p>-9.857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634577">
            <text:p>-5.634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632433">
            <text:p>-3.632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056077">
            <text:p>-3.056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30168">
            <text:p>-3.430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4267">
            <text:p>-1.434267</text:p>
          </table:table-cell>
          <table:table-cell office:value-type="float" office:value="-4.042007">
            <text:p>-4.04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27085">
            <text:p>-5.227085</text:p>
          </table:table-cell>
          <table:table-cell office:value-type="float" office:value="-4.702946">
            <text:p>-4.702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95291">
            <text:p>-9.695291</text:p>
          </table:table-cell>
          <table:table-cell office:value-type="float" office:value="-5.405155">
            <text:p>-5.405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7696">
            <text:p>-14.67696</text:p>
          </table:table-cell>
          <table:table-cell office:value-type="float" office:value="-6.291269">
            <text:p>-6.291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154">
            <text:p>-19.99154</text:p>
          </table:table-cell>
          <table:table-cell office:value-type="float" office:value="-8.204826">
            <text:p>-8.204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4645">
            <text:p>-25.44645</text:p>
          </table:table-cell>
          <table:table-cell office:value-type="float" office:value="-11.65001">
            <text:p>-11.65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4398">
            <text:p>-30.84398</text:p>
          </table:table-cell>
          <table:table-cell office:value-type="float" office:value="-16.25206">
            <text:p>-16.25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852">
            <text:p>-35.98852</text:p>
          </table:table-cell>
          <table:table-cell office:value-type="float" office:value="-21.65441">
            <text:p>-21.65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364">
            <text:p>-40.69364</text:p>
          </table:table-cell>
          <table:table-cell office:value-type="float" office:value="-27.47345">
            <text:p>-27.47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8881">
            <text:p>-44.78881</text:p>
          </table:table-cell>
          <table:table-cell office:value-type="float" office:value="-33.50545">
            <text:p>-33.50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2563">
            <text:p>-48.12563</text:p>
          </table:table-cell>
          <table:table-cell office:value-type="float" office:value="-38.28137">
            <text:p>-38.28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8317">
            <text:p>-50.58317</text:p>
          </table:table-cell>
          <table:table-cell office:value-type="float" office:value="-42.15641">
            <text:p>-42.1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7236">
            <text:p>-52.07236</text:p>
          </table:table-cell>
          <table:table-cell office:value-type="float" office:value="-45.45387">
            <text:p>-45.45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923">
            <text:p>-52.53923</text:p>
          </table:table-cell>
          <table:table-cell office:value-type="float" office:value="-48.15582">
            <text:p>-48.1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6692">
            <text:p>-51.96692</text:p>
          </table:table-cell>
          <table:table-cell office:value-type="float" office:value="-50.09592">
            <text:p>-50.09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761">
            <text:p>-50.3761</text:p>
          </table:table-cell>
          <table:table-cell office:value-type="float" office:value="-51.04608">
            <text:p>-51.04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444">
            <text:p>-47.82444</text:p>
          </table:table-cell>
          <table:table-cell office:value-type="float" office:value="-50.81443">
            <text:p>-50.81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442">
            <text:p>-44.40442</text:p>
          </table:table-cell>
          <table:table-cell office:value-type="float" office:value="-49.55973">
            <text:p>-49.55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3997">
            <text:p>-40.23997</text:p>
          </table:table-cell>
          <table:table-cell office:value-type="float" office:value="-47.36304">
            <text:p>-47.36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202">
            <text:p>-35.48202</text:p>
          </table:table-cell>
          <table:table-cell office:value-type="float" office:value="-44.36427">
            <text:p>-44.3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03">
            <text:p>-30.303</text:p>
          </table:table-cell>
          <table:table-cell office:value-type="float" office:value="-40.60086">
            <text:p>-40.60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906">
            <text:p>-24.8906</text:p>
          </table:table-cell>
          <table:table-cell office:value-type="float" office:value="-36.31902">
            <text:p>-36.31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097">
            <text:p>-19.44097</text:p>
          </table:table-cell>
          <table:table-cell office:value-type="float" office:value="-31.69936">
            <text:p>-31.69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5161">
            <text:p>-14.15161</text:p>
          </table:table-cell>
          <table:table-cell office:value-type="float" office:value="-31.6975">
            <text:p>-31.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14208">
            <text:p>-9.214208</text:p>
          </table:table-cell>
          <table:table-cell office:value-type="float" office:value="-28.61548">
            <text:p>-28.61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077">
            <text:p>-4.8077</text:p>
          </table:table-cell>
          <table:table-cell office:value-type="float" office:value="-24.24874">
            <text:p>-24.24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91782">
            <text:p>-1.091782</text:p>
          </table:table-cell>
          <table:table-cell office:value-type="float" office:value="-19.56976">
            <text:p>-19.56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71681">
            <text:p>-14.71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4089">
            <text:p>-10.04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916953">
            <text:p>-5.916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05236">
            <text:p>-3.05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337745">
            <text:p>-2.33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796664">
            <text:p>-2.796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7687">
            <text:p>-1.587687</text:p>
          </table:table-cell>
          <table:table-cell office:value-type="float" office:value="-3.598041">
            <text:p>-3.598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13899">
            <text:p>-5.413899</text:p>
          </table:table-cell>
          <table:table-cell office:value-type="float" office:value="-4.404822">
            <text:p>-4.404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0873">
            <text:p>-9.90873</text:p>
          </table:table-cell>
          <table:table-cell office:value-type="float" office:value="-5.181756">
            <text:p>-5.181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0928">
            <text:p>-14.90928</text:p>
          </table:table-cell>
          <table:table-cell office:value-type="float" office:value="-6.261154">
            <text:p>-6.261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434">
            <text:p>-20.23434</text:p>
          </table:table-cell>
          <table:table-cell office:value-type="float" office:value="-8.450849">
            <text:p>-8.450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9091">
            <text:p>-25.69091</text:p>
          </table:table-cell>
          <table:table-cell office:value-type="float" office:value="-11.92612">
            <text:p>-11.92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8125">
            <text:p>-31.08125</text:p>
          </table:table-cell>
          <table:table-cell office:value-type="float" office:value="-16.57772">
            <text:p>-16.5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1001">
            <text:p>-36.21001</text:p>
          </table:table-cell>
          <table:table-cell office:value-type="float" office:value="-22.09904">
            <text:p>-22.0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131">
            <text:p>-40.89131</text:p>
          </table:table-cell>
          <table:table-cell office:value-type="float" office:value="-28.16142">
            <text:p>-28.16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551">
            <text:p>-44.95551</text:p>
          </table:table-cell>
          <table:table-cell office:value-type="float" office:value="-34.13863">
            <text:p>-34.13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5531">
            <text:p>-48.25531</text:p>
          </table:table-cell>
          <table:table-cell office:value-type="float" office:value="-38.88045">
            <text:p>-38.88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7112">
            <text:p>-50.67112</text:p>
          </table:table-cell>
          <table:table-cell office:value-type="float" office:value="-42.79958">
            <text:p>-42.79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1541">
            <text:p>-52.11541</text:p>
          </table:table-cell>
          <table:table-cell office:value-type="float" office:value="-46.03896">
            <text:p>-46.03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581">
            <text:p>-52.53581</text:p>
          </table:table-cell>
          <table:table-cell office:value-type="float" office:value="-48.57891">
            <text:p>-48.57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1711">
            <text:p>-51.91711</text:p>
          </table:table-cell>
          <table:table-cell office:value-type="float" office:value="-50.27827">
            <text:p>-50.27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8172">
            <text:p>-50.28172</text:p>
          </table:table-cell>
          <table:table-cell office:value-type="float" office:value="-51.05697">
            <text:p>-51.05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889">
            <text:p>-47.6889</text:p>
          </table:table-cell>
          <table:table-cell office:value-type="float" office:value="-50.75746">
            <text:p>-50.75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3263">
            <text:p>-44.23263</text:p>
          </table:table-cell>
          <table:table-cell office:value-type="float" office:value="-49.46852">
            <text:p>-49.46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3815">
            <text:p>-40.03815</text:p>
          </table:table-cell>
          <table:table-cell office:value-type="float" office:value="-47.28497">
            <text:p>-47.2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575">
            <text:p>-35.2575</text:p>
          </table:table-cell>
          <table:table-cell office:value-type="float" office:value="-44.32035">
            <text:p>-44.32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6391">
            <text:p>-30.06391</text:p>
          </table:table-cell>
          <table:table-cell office:value-type="float" office:value="-46.79879">
            <text:p>-46.79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456">
            <text:p>-24.6456</text:p>
          </table:table-cell>
          <table:table-cell office:value-type="float" office:value="-45.50589">
            <text:p>-45.50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9895">
            <text:p>-19.19895</text:p>
          </table:table-cell>
          <table:table-cell office:value-type="float" office:value="-40.5587">
            <text:p>-40.5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2133">
            <text:p>-13.92133</text:p>
          </table:table-cell>
          <table:table-cell office:value-type="float" office:value="-34.28057">
            <text:p>-34.2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021">
            <text:p>-9.004021</text:p>
          </table:table-cell>
          <table:table-cell office:value-type="float" office:value="-28.31735">
            <text:p>-28.31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25222">
            <text:p>-4.625222</text:p>
          </table:table-cell>
          <table:table-cell office:value-type="float" office:value="-22.92679">
            <text:p>-22.92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36235">
            <text:p>-0.9436235</text:p>
          </table:table-cell>
          <table:table-cell office:value-type="float" office:value="-17.84479">
            <text:p>-17.84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27406">
            <text:p>-13.27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95467">
            <text:p>-8.795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349729">
            <text:p>-5.349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05604">
            <text:p>-4.005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39778">
            <text:p>-4.039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390882">
            <text:p>-4.390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2871">
            <text:p>-1.742871</text:p>
          </table:table-cell>
          <table:table-cell office:value-type="float" office:value="-4.865263">
            <text:p>-4.865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2226">
            <text:p>-5.602226</text:p>
          </table:table-cell>
          <table:table-cell office:value-type="float" office:value="-5.415514">
            <text:p>-5.415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2338">
            <text:p>-10.12338</text:p>
          </table:table-cell>
          <table:table-cell office:value-type="float" office:value="-5.58388">
            <text:p>-5.5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4226">
            <text:p>-15.14226</text:p>
          </table:table-cell>
          <table:table-cell office:value-type="float" office:value="-6.241395">
            <text:p>-6.241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774">
            <text:p>-20.4774</text:p>
          </table:table-cell>
          <table:table-cell office:value-type="float" office:value="-8.36633">
            <text:p>-8.36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3524">
            <text:p>-25.93524</text:p>
          </table:table-cell>
          <table:table-cell office:value-type="float" office:value="-12.24645">
            <text:p>-12.24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18">
            <text:p>-31.318</text:p>
          </table:table-cell>
          <table:table-cell office:value-type="float" office:value="-17.59213">
            <text:p>-17.59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3059">
            <text:p>-36.43059</text:p>
          </table:table-cell>
          <table:table-cell office:value-type="float" office:value="-24.26241">
            <text:p>-24.26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774">
            <text:p>-41.08774</text:p>
          </table:table-cell>
          <table:table-cell office:value-type="float" office:value="-30.29956">
            <text:p>-30.29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066">
            <text:p>-45.12066</text:p>
          </table:table-cell>
          <table:table-cell office:value-type="float" office:value="-35.03885">
            <text:p>-35.03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832">
            <text:p>-48.3832</text:p>
          </table:table-cell>
          <table:table-cell office:value-type="float" office:value="-39.26603">
            <text:p>-39.26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5712">
            <text:p>-50.75712</text:p>
          </table:table-cell>
          <table:table-cell office:value-type="float" office:value="-43.02282">
            <text:p>-43.0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639">
            <text:p>-52.15639</text:p>
          </table:table-cell>
          <table:table-cell office:value-type="float" office:value="-46.1955">
            <text:p>-46.1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03">
            <text:p>-52.5303</text:p>
          </table:table-cell>
          <table:table-cell office:value-type="float" office:value="-48.63676">
            <text:p>-48.63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653">
            <text:p>-51.8653</text:p>
          </table:table-cell>
          <table:table-cell office:value-type="float" office:value="-50.1491">
            <text:p>-50.1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8548">
            <text:p>-50.18548</text:p>
          </table:table-cell>
          <table:table-cell office:value-type="float" office:value="-50.75628">
            <text:p>-50.75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173">
            <text:p>-47.55173</text:p>
          </table:table-cell>
          <table:table-cell office:value-type="float" office:value="-50.3238">
            <text:p>-50.3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595">
            <text:p>-44.0595</text:p>
          </table:table-cell>
          <table:table-cell office:value-type="float" office:value="-48.95029">
            <text:p>-48.95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534">
            <text:p>-39.83534</text:p>
          </table:table-cell>
          <table:table-cell office:value-type="float" office:value="-46.65299">
            <text:p>-46.65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235">
            <text:p>-35.03235</text:p>
          </table:table-cell>
          <table:table-cell office:value-type="float" office:value="-43.54616">
            <text:p>-43.5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458">
            <text:p>-29.82458</text:p>
          </table:table-cell>
          <table:table-cell office:value-type="float" office:value="-39.6512">
            <text:p>-39.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0077">
            <text:p>-24.40077</text:p>
          </table:table-cell>
          <table:table-cell office:value-type="float" office:value="-35.24458">
            <text:p>-35.2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5748">
            <text:p>-18.95748</text:p>
          </table:table-cell>
          <table:table-cell office:value-type="float" office:value="-36.66657">
            <text:p>-36.66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199">
            <text:p>-13.69199</text:p>
          </table:table-cell>
          <table:table-cell office:value-type="float" office:value="-33.34376">
            <text:p>-33.34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5107">
            <text:p>-8.795107</text:p>
          </table:table-cell>
          <table:table-cell office:value-type="float" office:value="-28.77777">
            <text:p>-28.7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4308">
            <text:p>-4.444308</text:p>
          </table:table-cell>
          <table:table-cell office:value-type="float" office:value="-23.95554">
            <text:p>-23.95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72699">
            <text:p>-0.7972699</text:p>
          </table:table-cell>
          <table:table-cell office:value-type="float" office:value="-18.93168">
            <text:p>-18.9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13127">
            <text:p>-14.13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49162">
            <text:p>-9.449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535872">
            <text:p>-5.535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581952">
            <text:p>-3.581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062541">
            <text:p>-3.062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383619">
            <text:p>-3.383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953">
            <text:p>-1.89953</text:p>
          </table:table-cell>
          <table:table-cell office:value-type="float" office:value="-3.973502">
            <text:p>-3.973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1719">
            <text:p>-5.791719</text:p>
          </table:table-cell>
          <table:table-cell office:value-type="float" office:value="-4.622961">
            <text:p>-4.622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3883">
            <text:p>-10.33883</text:p>
          </table:table-cell>
          <table:table-cell office:value-type="float" office:value="-5.271914">
            <text:p>-5.271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7609">
            <text:p>-15.37609</text:p>
          </table:table-cell>
          <table:table-cell office:value-type="float" office:value="-6.309816">
            <text:p>-6.30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2092">
            <text:p>-20.72092</text:p>
          </table:table-cell>
          <table:table-cell office:value-type="float" office:value="-8.615685">
            <text:p>-8.615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7964">
            <text:p>-26.17964</text:p>
          </table:table-cell>
          <table:table-cell office:value-type="float" office:value="-12.29911">
            <text:p>-12.2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5442">
            <text:p>-31.55442</text:p>
          </table:table-cell>
          <table:table-cell office:value-type="float" office:value="-17.08602">
            <text:p>-17.08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5046">
            <text:p>-36.65046</text:p>
          </table:table-cell>
          <table:table-cell office:value-type="float" office:value="-22.51708">
            <text:p>-22.51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8308">
            <text:p>-41.28308</text:p>
          </table:table-cell>
          <table:table-cell office:value-type="float" office:value="-28.22244">
            <text:p>-28.22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8441">
            <text:p>-45.28441</text:p>
          </table:table-cell>
          <table:table-cell office:value-type="float" office:value="-34.08292">
            <text:p>-34.08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0941">
            <text:p>-48.50941</text:p>
          </table:table-cell>
          <table:table-cell office:value-type="float" office:value="-38.67521">
            <text:p>-38.67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4123">
            <text:p>-50.84123</text:p>
          </table:table-cell>
          <table:table-cell office:value-type="float" office:value="-42.74632">
            <text:p>-42.74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9534">
            <text:p>-52.19534</text:p>
          </table:table-cell>
          <table:table-cell office:value-type="float" office:value="-46.02087">
            <text:p>-46.02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269">
            <text:p>-52.52269</text:p>
          </table:table-cell>
          <table:table-cell office:value-type="float" office:value="-48.56654">
            <text:p>-48.56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1139">
            <text:p>-51.81139</text:p>
          </table:table-cell>
          <table:table-cell office:value-type="float" office:value="-50.3254">
            <text:p>-50.3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8724">
            <text:p>-50.08724</text:p>
          </table:table-cell>
          <table:table-cell office:value-type="float" office:value="-51.12083">
            <text:p>-51.12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272">
            <text:p>-47.41272</text:p>
          </table:table-cell>
          <table:table-cell office:value-type="float" office:value="-50.79943">
            <text:p>-50.79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8474">
            <text:p>-43.88474</text:p>
          </table:table-cell>
          <table:table-cell office:value-type="float" office:value="-49.47113">
            <text:p>-49.47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3118">
            <text:p>-39.63118</text:p>
          </table:table-cell>
          <table:table-cell office:value-type="float" office:value="-47.21379">
            <text:p>-47.21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0618">
            <text:p>-34.80618</text:p>
          </table:table-cell>
          <table:table-cell office:value-type="float" office:value="-44.05507">
            <text:p>-44.05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846">
            <text:p>-29.5846</text:p>
          </table:table-cell>
          <table:table-cell office:value-type="float" office:value="-45.18999">
            <text:p>-45.18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5568">
            <text:p>-24.15568</text:p>
          </table:table-cell>
          <table:table-cell office:value-type="float" office:value="-42.73697">
            <text:p>-42.73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616">
            <text:p>-18.71616</text:p>
          </table:table-cell>
          <table:table-cell office:value-type="float" office:value="-38.00562">
            <text:p>-38.0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6318">
            <text:p>-13.46318</text:p>
          </table:table-cell>
          <table:table-cell office:value-type="float" office:value="-32.79351">
            <text:p>-32.79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87106">
            <text:p>-8.587106</text:p>
          </table:table-cell>
          <table:table-cell office:value-type="float" office:value="-27.71405">
            <text:p>-27.71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64813">
            <text:p>-4.264813</text:p>
          </table:table-cell>
          <table:table-cell office:value-type="float" office:value="-22.67094">
            <text:p>-22.67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25983">
            <text:p>-0.6525983</text:p>
          </table:table-cell>
          <table:table-cell office:value-type="float" office:value="-17.95927">
            <text:p>-17.95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29154">
            <text:p>-13.29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23037">
            <text:p>-9.023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596501">
            <text:p>-5.596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662815">
            <text:p>-3.662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299662">
            <text:p>-3.299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62698">
            <text:p>-3.862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57791">
            <text:p>-2.057791</text:p>
          </table:table-cell>
          <table:table-cell office:value-type="float" office:value="-4.481176">
            <text:p>-4.481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8253">
            <text:p>-5.98253</text:p>
          </table:table-cell>
          <table:table-cell office:value-type="float" office:value="-5.163157">
            <text:p>-5.163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5528">
            <text:p>-10.55528</text:p>
          </table:table-cell>
          <table:table-cell office:value-type="float" office:value="-5.818003">
            <text:p>-5.818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1032">
            <text:p>-15.61032</text:p>
          </table:table-cell>
          <table:table-cell office:value-type="float" office:value="-6.682106">
            <text:p>-6.682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6446">
            <text:p>-20.96446</text:p>
          </table:table-cell>
          <table:table-cell office:value-type="float" office:value="-8.878541">
            <text:p>-8.878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2365">
            <text:p>-26.42365</text:p>
          </table:table-cell>
          <table:table-cell office:value-type="float" office:value="-12.69712">
            <text:p>-12.69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9006">
            <text:p>-31.79006</text:p>
          </table:table-cell>
          <table:table-cell office:value-type="float" office:value="-18.31879">
            <text:p>-18.31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6919">
            <text:p>-36.86919</text:p>
          </table:table-cell>
          <table:table-cell office:value-type="float" office:value="-25.11554">
            <text:p>-25.11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7699">
            <text:p>-41.47699</text:p>
          </table:table-cell>
          <table:table-cell office:value-type="float" office:value="-31.12326">
            <text:p>-31.12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645">
            <text:p>-45.44645</text:p>
          </table:table-cell>
          <table:table-cell office:value-type="float" office:value="-35.76728">
            <text:p>-35.76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3372">
            <text:p>-48.63372</text:p>
          </table:table-cell>
          <table:table-cell office:value-type="float" office:value="-39.90301">
            <text:p>-39.90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2329">
            <text:p>-50.92329</text:p>
          </table:table-cell>
          <table:table-cell office:value-type="float" office:value="-43.57264">
            <text:p>-43.57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322">
            <text:p>-52.2322</text:p>
          </table:table-cell>
          <table:table-cell office:value-type="float" office:value="-46.67093">
            <text:p>-46.67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299">
            <text:p>-52.51299</text:p>
          </table:table-cell>
          <table:table-cell office:value-type="float" office:value="-49.02311">
            <text:p>-49.0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555">
            <text:p>-51.7555</text:p>
          </table:table-cell>
          <table:table-cell office:value-type="float" office:value="-50.39279">
            <text:p>-50.39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8717">
            <text:p>-49.98717</text:p>
          </table:table-cell>
          <table:table-cell office:value-type="float" office:value="-50.83509">
            <text:p>-50.83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721">
            <text:p>-47.2721</text:p>
          </table:table-cell>
          <table:table-cell office:value-type="float" office:value="-50.27105">
            <text:p>-50.27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0868">
            <text:p>-43.70868</text:p>
          </table:table-cell>
          <table:table-cell office:value-type="float" office:value="-48.78313">
            <text:p>-48.78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2605">
            <text:p>-39.42605</text:p>
          </table:table-cell>
          <table:table-cell office:value-type="float" office:value="-46.37771">
            <text:p>-46.3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7941">
            <text:p>-34.57941</text:p>
          </table:table-cell>
          <table:table-cell office:value-type="float" office:value="-43.22882">
            <text:p>-43.22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4442">
            <text:p>-29.34442</text:p>
          </table:table-cell>
          <table:table-cell office:value-type="float" office:value="-44.89497">
            <text:p>-44.89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1078">
            <text:p>-23.91078</text:p>
          </table:table-cell>
          <table:table-cell office:value-type="float" office:value="-46.42994">
            <text:p>-46.42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7543">
            <text:p>-18.47543</text:p>
          </table:table-cell>
          <table:table-cell office:value-type="float" office:value="-42.20452">
            <text:p>-42.2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3533">
            <text:p>-13.23533</text:p>
          </table:table-cell>
          <table:table-cell office:value-type="float" office:value="-35.27896">
            <text:p>-35.27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80404">
            <text:p>-8.380404</text:p>
          </table:table-cell>
          <table:table-cell office:value-type="float" office:value="-28.5967">
            <text:p>-28.5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6586">
            <text:p>-4.086586</text:p>
          </table:table-cell>
          <table:table-cell office:value-type="float" office:value="-22.53">
            <text:p>-22.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4925">
            <text:p>-0.5094925</text:p>
          </table:table-cell>
          <table:table-cell office:value-type="float" office:value="-17.18773">
            <text:p>-17.18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35259">
            <text:p>-12.35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25791">
            <text:p>-8.125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517136">
            <text:p>-4.517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041116">
            <text:p>-3.041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227435">
            <text:p>-3.22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05137">
            <text:p>-3.80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7786">
            <text:p>-2.217786</text:p>
          </table:table-cell>
          <table:table-cell office:value-type="float" office:value="-4.401664">
            <text:p>-4.401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74816">
            <text:p>-6.174816</text:p>
          </table:table-cell>
          <table:table-cell office:value-type="float" office:value="-4.978427">
            <text:p>-4.978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289">
            <text:p>-10.77289</text:p>
          </table:table-cell>
          <table:table-cell office:value-type="float" office:value="-5.597482">
            <text:p>-5.597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4537">
            <text:p>-15.84537</text:p>
          </table:table-cell>
          <table:table-cell office:value-type="float" office:value="-6.590023">
            <text:p>-6.59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0843">
            <text:p>-21.20843</text:p>
          </table:table-cell>
          <table:table-cell office:value-type="float" office:value="-8.755892">
            <text:p>-8.755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677">
            <text:p>-26.6677</text:p>
          </table:table-cell>
          <table:table-cell office:value-type="float" office:value="-12.27419">
            <text:p>-12.27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2534">
            <text:p>-32.02534</text:p>
          </table:table-cell>
          <table:table-cell office:value-type="float" office:value="-17.28818">
            <text:p>-17.28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8718">
            <text:p>-37.08718</text:p>
          </table:table-cell>
          <table:table-cell office:value-type="float" office:value="-22.99387">
            <text:p>-22.99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6978">
            <text:p>-41.66978</text:p>
          </table:table-cell>
          <table:table-cell office:value-type="float" office:value="-29.14429">
            <text:p>-29.14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0706">
            <text:p>-45.60706</text:p>
          </table:table-cell>
          <table:table-cell office:value-type="float" office:value="-34.93981">
            <text:p>-34.93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5633">
            <text:p>-48.75633</text:p>
          </table:table-cell>
          <table:table-cell office:value-type="float" office:value="-39.41887">
            <text:p>-39.41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0346">
            <text:p>-51.00346</text:p>
          </table:table-cell>
          <table:table-cell office:value-type="float" office:value="-43.25048">
            <text:p>-43.25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6701">
            <text:p>-52.26701</text:p>
          </table:table-cell>
          <table:table-cell office:value-type="float" office:value="-46.4519">
            <text:p>-46.4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119">
            <text:p>-52.50119</text:p>
          </table:table-cell>
          <table:table-cell office:value-type="float" office:value="-48.97488">
            <text:p>-48.97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9757">
            <text:p>-51.69757</text:p>
          </table:table-cell>
          <table:table-cell office:value-type="float" office:value="-50.58855">
            <text:p>-50.58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852">
            <text:p>-49.8852</text:p>
          </table:table-cell>
          <table:table-cell office:value-type="float" office:value="-51.25094">
            <text:p>-51.25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979">
            <text:p>-47.12979</text:p>
          </table:table-cell>
          <table:table-cell office:value-type="float" office:value="-50.79485">
            <text:p>-50.79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3117">
            <text:p>-43.53117</text:p>
          </table:table-cell>
          <table:table-cell office:value-type="float" office:value="-49.27796">
            <text:p>-49.27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978">
            <text:p>-39.21978</text:p>
          </table:table-cell>
          <table:table-cell office:value-type="float" office:value="-46.84335">
            <text:p>-46.84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5187">
            <text:p>-34.35187</text:p>
          </table:table-cell>
          <table:table-cell office:value-type="float" office:value="-43.55344">
            <text:p>-43.55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0384">
            <text:p>-29.10384</text:p>
          </table:table-cell>
          <table:table-cell office:value-type="float" office:value="-45.81575">
            <text:p>-45.81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6588">
            <text:p>-23.66588</text:p>
          </table:table-cell>
          <table:table-cell office:value-type="float" office:value="-43.61841">
            <text:p>-43.6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09">
            <text:p>-18.23509</text:p>
          </table:table-cell>
          <table:table-cell office:value-type="float" office:value="-38.39397">
            <text:p>-38.39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826">
            <text:p>-13.00826</text:p>
          </table:table-cell>
          <table:table-cell office:value-type="float" office:value="-32.44722">
            <text:p>-32.44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74831">
            <text:p>-8.174831</text:p>
          </table:table-cell>
          <table:table-cell office:value-type="float" office:value="-26.9795">
            <text:p>-26.9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09962">
            <text:p>-3.909962</text:p>
          </table:table-cell>
          <table:table-cell office:value-type="float" office:value="-21.94222">
            <text:p>-21.94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682172">
            <text:p>-0.3682172</text:p>
          </table:table-cell>
          <table:table-cell office:value-type="float" office:value="-17.11444">
            <text:p>-17.11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67652">
            <text:p>-12.67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00434">
            <text:p>-8.400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173544">
            <text:p>-5.173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976852">
            <text:p>-3.976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223038">
            <text:p>-4.223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696486">
            <text:p>-4.696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9217">
            <text:p>-2.379217</text:p>
          </table:table-cell>
          <table:table-cell office:value-type="float" office:value="-5.213873">
            <text:p>-5.213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68223">
            <text:p>-6.368223</text:p>
          </table:table-cell>
          <table:table-cell office:value-type="float" office:value="-5.732512">
            <text:p>-5.732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9126">
            <text:p>-10.99126</text:p>
          </table:table-cell>
          <table:table-cell office:value-type="float" office:value="-5.987986">
            <text:p>-5.987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8079">
            <text:p>-16.08079</text:p>
          </table:table-cell>
          <table:table-cell office:value-type="float" office:value="-6.673325">
            <text:p>-6.673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5237">
            <text:p>-21.45237</text:p>
          </table:table-cell>
          <table:table-cell office:value-type="float" office:value="-9.090466">
            <text:p>-9.090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132">
            <text:p>-26.91132</text:p>
          </table:table-cell>
          <table:table-cell office:value-type="float" office:value="-13.20814">
            <text:p>-13.20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981">
            <text:p>-32.25981</text:p>
          </table:table-cell>
          <table:table-cell office:value-type="float" office:value="-18.67971">
            <text:p>-18.67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04">
            <text:p>-37.304</text:p>
          </table:table-cell>
          <table:table-cell office:value-type="float" office:value="-25.46996">
            <text:p>-25.46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611">
            <text:p>-41.8611</text:p>
          </table:table-cell>
          <table:table-cell office:value-type="float" office:value="-31.42823">
            <text:p>-31.42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6593">
            <text:p>-45.76593</text:p>
          </table:table-cell>
          <table:table-cell office:value-type="float" office:value="-36.05716">
            <text:p>-36.05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7701">
            <text:p>-48.87701</text:p>
          </table:table-cell>
          <table:table-cell office:value-type="float" office:value="-40.18488">
            <text:p>-40.1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157">
            <text:p>-51.08157</text:p>
          </table:table-cell>
          <table:table-cell office:value-type="float" office:value="-43.82669">
            <text:p>-43.82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9972">
            <text:p>-52.29972</text:p>
          </table:table-cell>
          <table:table-cell office:value-type="float" office:value="-46.88693">
            <text:p>-46.88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732">
            <text:p>-52.48732</text:p>
          </table:table-cell>
          <table:table-cell office:value-type="float" office:value="-49.19592">
            <text:p>-49.19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3756">
            <text:p>-51.63756</text:p>
          </table:table-cell>
          <table:table-cell office:value-type="float" office:value="-50.49716">
            <text:p>-50.49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8124">
            <text:p>-49.78124</text:p>
          </table:table-cell>
          <table:table-cell office:value-type="float" office:value="-50.8965">
            <text:p>-50.8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564">
            <text:p>-46.98564</text:p>
          </table:table-cell>
          <table:table-cell office:value-type="float" office:value="-50.26657">
            <text:p>-50.26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207">
            <text:p>-43.35207</text:p>
          </table:table-cell>
          <table:table-cell office:value-type="float" office:value="-48.69691">
            <text:p>-48.69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1221">
            <text:p>-39.01221</text:p>
          </table:table-cell>
          <table:table-cell office:value-type="float" office:value="-46.20943">
            <text:p>-46.20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2335">
            <text:p>-34.12335</text:p>
          </table:table-cell>
          <table:table-cell office:value-type="float" office:value="-42.91676">
            <text:p>-42.91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6266">
            <text:p>-28.86266</text:p>
          </table:table-cell>
          <table:table-cell office:value-type="float" office:value="-38.86303">
            <text:p>-38.86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2078">
            <text:p>-23.42078</text:p>
          </table:table-cell>
          <table:table-cell office:value-type="float" office:value="-42.05208">
            <text:p>-42.0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9495">
            <text:p>-17.99495</text:p>
          </table:table-cell>
          <table:table-cell office:value-type="float" office:value="-39.78405">
            <text:p>-39.78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8178">
            <text:p>-12.78178</text:p>
          </table:table-cell>
          <table:table-cell office:value-type="float" office:value="-34.57352">
            <text:p>-34.5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70223">
            <text:p>-7.970223</text:p>
          </table:table-cell>
          <table:table-cell office:value-type="float" office:value="-28.85649">
            <text:p>-28.85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464">
            <text:p>-3.73464</text:p>
          </table:table-cell>
          <table:table-cell office:value-type="float" office:value="-23.18884">
            <text:p>-23.18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85333">
            <text:p>-0.2285333</text:p>
          </table:table-cell>
          <table:table-cell office:value-type="float" office:value="-17.7918">
            <text:p>-17.7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71605">
            <text:p>-12.71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60123">
            <text:p>-8.160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40064">
            <text:p>-4.40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831859">
            <text:p>-2.831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408753">
            <text:p>-2.408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67419">
            <text:p>-2.967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42361">
            <text:p>-2.542361</text:p>
          </table:table-cell>
          <table:table-cell office:value-type="float" office:value="-3.630869">
            <text:p>-3.630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63077">
            <text:p>-6.563077</text:p>
          </table:table-cell>
          <table:table-cell office:value-type="float" office:value="-4.28464">
            <text:p>-4.28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077">
            <text:p>-11.21077</text:p>
          </table:table-cell>
          <table:table-cell office:value-type="float" office:value="-4.942803">
            <text:p>-4.942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1699">
            <text:p>-16.31699</text:p>
          </table:table-cell>
          <table:table-cell office:value-type="float" office:value="-6.214606">
            <text:p>-6.214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67">
            <text:p>-21.6967</text:p>
          </table:table-cell>
          <table:table-cell office:value-type="float" office:value="-8.884315">
            <text:p>-8.884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5493">
            <text:p>-27.15493</text:p>
          </table:table-cell>
          <table:table-cell office:value-type="float" office:value="-12.86456">
            <text:p>-12.86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9387">
            <text:p>-32.49387</text:p>
          </table:table-cell>
          <table:table-cell office:value-type="float" office:value="-17.83673">
            <text:p>-17.83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2003">
            <text:p>-37.52003</text:p>
          </table:table-cell>
          <table:table-cell office:value-type="float" office:value="-23.4575">
            <text:p>-23.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5127">
            <text:p>-42.05127</text:p>
          </table:table-cell>
          <table:table-cell office:value-type="float" office:value="-29.39952">
            <text:p>-29.3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336">
            <text:p>-45.92336</text:p>
          </table:table-cell>
          <table:table-cell office:value-type="float" office:value="-35.13849">
            <text:p>-35.13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9597">
            <text:p>-48.99597</text:p>
          </table:table-cell>
          <table:table-cell office:value-type="float" office:value="-39.73658">
            <text:p>-39.73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5776">
            <text:p>-51.15776</text:p>
          </table:table-cell>
          <table:table-cell office:value-type="float" office:value="-43.47752">
            <text:p>-43.47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3039">
            <text:p>-52.33039</text:p>
          </table:table-cell>
          <table:table-cell office:value-type="float" office:value="-46.59511">
            <text:p>-46.59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7134">
            <text:p>-52.47134</text:p>
          </table:table-cell>
          <table:table-cell office:value-type="float" office:value="-49.05046">
            <text:p>-49.05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7552">
            <text:p>-51.57552</text:p>
          </table:table-cell>
          <table:table-cell office:value-type="float" office:value="-50.6447">
            <text:p>-50.6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7539">
            <text:p>-49.67539</text:p>
          </table:table-cell>
          <table:table-cell office:value-type="float" office:value="-51.24941">
            <text:p>-51.24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3981">
            <text:p>-46.83981</text:p>
          </table:table-cell>
          <table:table-cell office:value-type="float" office:value="-50.70843">
            <text:p>-50.70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7154">
            <text:p>-43.17154</text:p>
          </table:table-cell>
          <table:table-cell office:value-type="float" office:value="-49.14491">
            <text:p>-49.14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0354">
            <text:p>-38.80354</text:p>
          </table:table-cell>
          <table:table-cell office:value-type="float" office:value="-46.6411">
            <text:p>-46.6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9408">
            <text:p>-33.89408</text:p>
          </table:table-cell>
          <table:table-cell office:value-type="float" office:value="-43.33661">
            <text:p>-43.3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2111">
            <text:p>-28.62111</text:p>
          </table:table-cell>
          <table:table-cell office:value-type="float" office:value="-45.03909">
            <text:p>-45.03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7571">
            <text:p>-23.17571</text:p>
          </table:table-cell>
          <table:table-cell office:value-type="float" office:value="-42.41447">
            <text:p>-42.41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5523">
            <text:p>-17.75523</text:p>
          </table:table-cell>
          <table:table-cell office:value-type="float" office:value="-37.5144">
            <text:p>-37.5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5611">
            <text:p>-12.55611</text:p>
          </table:table-cell>
          <table:table-cell office:value-type="float" office:value="-32.1153">
            <text:p>-32.1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66774">
            <text:p>-7.766774</text:p>
          </table:table-cell>
          <table:table-cell office:value-type="float" office:value="-26.62342">
            <text:p>-26.6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60785">
            <text:p>-3.560785</text:p>
          </table:table-cell>
          <table:table-cell office:value-type="float" office:value="-21.38337">
            <text:p>-21.38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057583">
            <text:p>-0.09057583</text:p>
          </table:table-cell>
          <table:table-cell office:value-type="float" office:value="-16.64007">
            <text:p>-16.64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12988">
            <text:p>-12.12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15942">
            <text:p>-8.015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792032">
            <text:p>-4.792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79543">
            <text:p>-3.879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212869">
            <text:p>-4.212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752255">
            <text:p>-4.752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06768">
            <text:p>-2.706768</text:p>
          </table:table-cell>
          <table:table-cell office:value-type="float" office:value="-5.311314">
            <text:p>-5.311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58847">
            <text:p>-6.758847</text:p>
          </table:table-cell>
          <table:table-cell office:value-type="float" office:value="-5.893518">
            <text:p>-5.893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308">
            <text:p>-11.4308</text:p>
          </table:table-cell>
          <table:table-cell office:value-type="float" office:value="-6.232783">
            <text:p>-6.232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5332">
            <text:p>-16.55332</text:p>
          </table:table-cell>
          <table:table-cell office:value-type="float" office:value="-7.196229">
            <text:p>-7.196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4076">
            <text:p>-21.94076</text:p>
          </table:table-cell>
          <table:table-cell office:value-type="float" office:value="-9.52256">
            <text:p>-9.5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787">
            <text:p>-27.39787</text:p>
          </table:table-cell>
          <table:table-cell office:value-type="float" office:value="-13.73402">
            <text:p>-13.73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2689">
            <text:p>-32.72689</text:p>
          </table:table-cell>
          <table:table-cell office:value-type="float" office:value="-19.41175">
            <text:p>-19.41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3469">
            <text:p>-37.73469</text:p>
          </table:table-cell>
          <table:table-cell office:value-type="float" office:value="-26.59242">
            <text:p>-26.5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3978">
            <text:p>-42.23978</text:p>
          </table:table-cell>
          <table:table-cell office:value-type="float" office:value="-32.11148">
            <text:p>-32.11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7889">
            <text:p>-46.07889</text:p>
          </table:table-cell>
          <table:table-cell office:value-type="float" office:value="-36.63478">
            <text:p>-36.63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1289">
            <text:p>-49.11289</text:p>
          </table:table-cell>
          <table:table-cell office:value-type="float" office:value="-40.68203">
            <text:p>-40.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3183">
            <text:p>-51.23183</text:p>
          </table:table-cell>
          <table:table-cell office:value-type="float" office:value="-44.20753">
            <text:p>-44.20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5892">
            <text:p>-52.35892</text:p>
          </table:table-cell>
          <table:table-cell office:value-type="float" office:value="-47.12929">
            <text:p>-47.12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533">
            <text:p>-52.4533</text:p>
          </table:table-cell>
          <table:table-cell office:value-type="float" office:value="-49.32056">
            <text:p>-49.32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1157">
            <text:p>-51.51157</text:p>
          </table:table-cell>
          <table:table-cell office:value-type="float" office:value="-50.57566">
            <text:p>-50.5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6784">
            <text:p>-49.56784</text:p>
          </table:table-cell>
          <table:table-cell office:value-type="float" office:value="-50.95584">
            <text:p>-50.95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9256">
            <text:p>-46.69256</text:p>
          </table:table-cell>
          <table:table-cell office:value-type="float" office:value="-50.23174">
            <text:p>-50.23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993">
            <text:p>-42.98993</text:p>
          </table:table-cell>
          <table:table-cell office:value-type="float" office:value="-48.52166">
            <text:p>-48.5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9414">
            <text:p>-38.59414</text:p>
          </table:table-cell>
          <table:table-cell office:value-type="float" office:value="-45.92466">
            <text:p>-45.92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645">
            <text:p>-33.6645</text:p>
          </table:table-cell>
          <table:table-cell office:value-type="float" office:value="-42.54918">
            <text:p>-42.54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7965">
            <text:p>-28.37965</text:p>
          </table:table-cell>
          <table:table-cell office:value-type="float" office:value="-46.80411">
            <text:p>-46.80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113">
            <text:p>-22.93113</text:p>
          </table:table-cell>
          <table:table-cell office:value-type="float" office:value="-45.99855">
            <text:p>-45.99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1639">
            <text:p>-17.51639</text:p>
          </table:table-cell>
          <table:table-cell office:value-type="float" office:value="-40.51363">
            <text:p>-40.51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3167">
            <text:p>-12.33167</text:p>
          </table:table-cell>
          <table:table-cell office:value-type="float" office:value="-33.75632">
            <text:p>-33.7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64861">
            <text:p>-7.564861</text:p>
          </table:table-cell>
          <table:table-cell office:value-type="float" office:value="-27.71183">
            <text:p>-27.71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88722">
            <text:p>-3.388722</text:p>
          </table:table-cell>
          <table:table-cell office:value-type="float" office:value="-22.11377">
            <text:p>-22.11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6666">
            <text:p>-16.76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97788">
            <text:p>-11.97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66503">
            <text:p>-7.466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257264">
            <text:p>-4.257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669098">
            <text:p>-2.669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58301">
            <text:p>-2.958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667463">
            <text:p>-3.667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73013">
            <text:p>-2.873013</text:p>
          </table:table-cell>
          <table:table-cell office:value-type="float" office:value="-4.38298">
            <text:p>-4.3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56214">
            <text:p>-6.956214</text:p>
          </table:table-cell>
          <table:table-cell office:value-type="float" office:value="-5.059854">
            <text:p>-5.059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5214">
            <text:p>-11.65214</text:p>
          </table:table-cell>
          <table:table-cell office:value-type="float" office:value="-5.728545">
            <text:p>-5.72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9061">
            <text:p>-16.79061</text:p>
          </table:table-cell>
          <table:table-cell office:value-type="float" office:value="-6.826852">
            <text:p>-6.826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854">
            <text:p>-22.1854</text:p>
          </table:table-cell>
          <table:table-cell office:value-type="float" office:value="-9.409117">
            <text:p>-9.409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4099">
            <text:p>-27.64099</text:p>
          </table:table-cell>
          <table:table-cell office:value-type="float" office:value="-13.33062">
            <text:p>-13.33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5968">
            <text:p>-32.95968</text:p>
          </table:table-cell>
          <table:table-cell office:value-type="float" office:value="-18.30692">
            <text:p>-18.3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4872">
            <text:p>-37.94872</text:p>
          </table:table-cell>
          <table:table-cell office:value-type="float" office:value="-24.133">
            <text:p>-24.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728">
            <text:p>-42.42728</text:p>
          </table:table-cell>
          <table:table-cell office:value-type="float" office:value="-30.59034">
            <text:p>-30.59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308">
            <text:p>-46.23308</text:p>
          </table:table-cell>
          <table:table-cell office:value-type="float" office:value="-35.94287">
            <text:p>-35.94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2818">
            <text:p>-49.22818</text:p>
          </table:table-cell>
          <table:table-cell office:value-type="float" office:value="-40.1514">
            <text:p>-40.1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0404">
            <text:p>-51.30404</text:p>
          </table:table-cell>
          <table:table-cell office:value-type="float" office:value="-43.81021">
            <text:p>-43.81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8543">
            <text:p>-52.38543</text:p>
          </table:table-cell>
          <table:table-cell office:value-type="float" office:value="-46.90338">
            <text:p>-46.90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3315">
            <text:p>-52.43315</text:p>
          </table:table-cell>
          <table:table-cell office:value-type="float" office:value="-49.30928">
            <text:p>-49.30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4548">
            <text:p>-51.44548</text:p>
          </table:table-cell>
          <table:table-cell office:value-type="float" office:value="-50.80288">
            <text:p>-50.80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5823">
            <text:p>-49.45823</text:p>
          </table:table-cell>
          <table:table-cell office:value-type="float" office:value="-51.26551">
            <text:p>-51.26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338">
            <text:p>-46.54338</text:p>
          </table:table-cell>
          <table:table-cell office:value-type="float" office:value="-50.5589">
            <text:p>-50.5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066">
            <text:p>-42.8066</text:p>
          </table:table-cell>
          <table:table-cell office:value-type="float" office:value="-48.87328">
            <text:p>-48.87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833">
            <text:p>-38.3833</text:p>
          </table:table-cell>
          <table:table-cell office:value-type="float" office:value="-46.29996">
            <text:p>-46.2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3378">
            <text:p>-33.43378</text:p>
          </table:table-cell>
          <table:table-cell office:value-type="float" office:value="-42.93297">
            <text:p>-42.93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3743">
            <text:p>-28.13743</text:p>
          </table:table-cell>
          <table:table-cell office:value-type="float" office:value="-43.58802">
            <text:p>-43.5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8618">
            <text:p>-22.68618</text:p>
          </table:table-cell>
          <table:table-cell office:value-type="float" office:value="-43.84998">
            <text:p>-43.84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7759">
            <text:p>-17.27759</text:p>
          </table:table-cell>
          <table:table-cell office:value-type="float" office:value="-39.76861">
            <text:p>-39.768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767">
            <text:p>-12.10767</text:p>
          </table:table-cell>
          <table:table-cell office:value-type="float" office:value="-33.42631">
            <text:p>-33.42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63778">
            <text:p>-7.363778</text:p>
          </table:table-cell>
          <table:table-cell office:value-type="float" office:value="-27.04763">
            <text:p>-27.04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7845">
            <text:p>-3.217845</text:p>
          </table:table-cell>
          <table:table-cell office:value-type="float" office:value="-21.47483">
            <text:p>-21.47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24911">
            <text:p>-16.24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57108">
            <text:p>-11.5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49359">
            <text:p>-7.249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338018">
            <text:p>-4.338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099773">
            <text:p>-3.099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54794">
            <text:p>-3.454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638">
            <text:p>-4.0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0791">
            <text:p>-3.040791</text:p>
          </table:table-cell>
          <table:table-cell office:value-type="float" office:value="-4.725385">
            <text:p>-4.725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54816">
            <text:p>-7.154816</text:p>
          </table:table-cell>
          <table:table-cell office:value-type="float" office:value="-5.374433">
            <text:p>-5.374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7437">
            <text:p>-11.87437</text:p>
          </table:table-cell>
          <table:table-cell office:value-type="float" office:value="-6.103356">
            <text:p>-6.103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2841">
            <text:p>-17.02841</text:p>
          </table:table-cell>
          <table:table-cell office:value-type="float" office:value="-7.188974">
            <text:p>-7.188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3015">
            <text:p>-22.43015</text:p>
          </table:table-cell>
          <table:table-cell office:value-type="float" office:value="-9.829614">
            <text:p>-9.829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8383">
            <text:p>-27.88383</text:p>
          </table:table-cell>
          <table:table-cell office:value-type="float" office:value="-14.00776">
            <text:p>-14.0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181">
            <text:p>-33.19181</text:p>
          </table:table-cell>
          <table:table-cell office:value-type="float" office:value="-19.48699">
            <text:p>-19.48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6171">
            <text:p>-38.16171</text:p>
          </table:table-cell>
          <table:table-cell office:value-type="float" office:value="-26.15609">
            <text:p>-26.15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1343">
            <text:p>-42.61343</text:p>
          </table:table-cell>
          <table:table-cell office:value-type="float" office:value="-32.19854">
            <text:p>-32.19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8563">
            <text:p>-46.38563</text:p>
          </table:table-cell>
          <table:table-cell office:value-type="float" office:value="-36.89936">
            <text:p>-36.89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4161">
            <text:p>-49.34161</text:p>
          </table:table-cell>
          <table:table-cell office:value-type="float" office:value="-40.99351">
            <text:p>-40.99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7424">
            <text:p>-51.37424</text:p>
          </table:table-cell>
          <table:table-cell office:value-type="float" office:value="-44.50697">
            <text:p>-44.50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0985">
            <text:p>-52.40985</text:p>
          </table:table-cell>
          <table:table-cell office:value-type="float" office:value="-47.38099">
            <text:p>-47.38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1091">
            <text:p>-52.41091</text:p>
          </table:table-cell>
          <table:table-cell office:value-type="float" office:value="-49.48934">
            <text:p>-49.48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7739">
            <text:p>-51.37739</text:p>
          </table:table-cell>
          <table:table-cell office:value-type="float" office:value="-50.66192">
            <text:p>-50.66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4674">
            <text:p>-49.34674</text:p>
          </table:table-cell>
          <table:table-cell office:value-type="float" office:value="-50.97985">
            <text:p>-50.97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255">
            <text:p>-46.39255</text:p>
          </table:table-cell>
          <table:table-cell office:value-type="float" office:value="-50.17735">
            <text:p>-50.17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2188">
            <text:p>-42.62188</text:p>
          </table:table-cell>
          <table:table-cell office:value-type="float" office:value="-48.42821">
            <text:p>-48.42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4">
            <text:p>-38.1714</text:p>
          </table:table-cell>
          <table:table-cell office:value-type="float" office:value="-45.76266">
            <text:p>-45.76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0237">
            <text:p>-33.20237</text:p>
          </table:table-cell>
          <table:table-cell office:value-type="float" office:value="-43.76972">
            <text:p>-43.76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949">
            <text:p>-27.8949</text:p>
          </table:table-cell>
          <table:table-cell office:value-type="float" office:value="-47.11304">
            <text:p>-47.11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131">
            <text:p>-22.44131</text:p>
          </table:table-cell>
          <table:table-cell office:value-type="float" office:value="-44.12988">
            <text:p>-44.12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926">
            <text:p>-17.03926</text:p>
          </table:table-cell>
          <table:table-cell office:value-type="float" office:value="-38.96629">
            <text:p>-38.96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8452">
            <text:p>-11.88452</text:p>
          </table:table-cell>
          <table:table-cell office:value-type="float" office:value="-32.82777">
            <text:p>-32.82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63899">
            <text:p>-7.163899</text:p>
          </table:table-cell>
          <table:table-cell office:value-type="float" office:value="-26.92067">
            <text:p>-26.92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8476">
            <text:p>-3.048476</text:p>
          </table:table-cell>
          <table:table-cell office:value-type="float" office:value="-21.33386">
            <text:p>-21.33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14186">
            <text:p>-16.14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34279">
            <text:p>-11.34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85024">
            <text:p>-6.985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948536">
            <text:p>-3.948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048766">
            <text:p>-3.048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347669">
            <text:p>-3.347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35947">
            <text:p>-4.035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0092">
            <text:p>-3.210092</text:p>
          </table:table-cell>
          <table:table-cell office:value-type="float" office:value="-4.769044">
            <text:p>-4.76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5464">
            <text:p>-7.35464</text:p>
          </table:table-cell>
          <table:table-cell office:value-type="float" office:value="-5.49968">
            <text:p>-5.49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9748">
            <text:p>-12.09748</text:p>
          </table:table-cell>
          <table:table-cell office:value-type="float" office:value="-6.11106">
            <text:p>-6.11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6671">
            <text:p>-17.26671</text:p>
          </table:table-cell>
          <table:table-cell office:value-type="float" office:value="-7.383497">
            <text:p>-7.383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7501">
            <text:p>-22.67501</text:p>
          </table:table-cell>
          <table:table-cell office:value-type="float" office:value="-10.05234">
            <text:p>-10.05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2638">
            <text:p>-28.12638</text:p>
          </table:table-cell>
          <table:table-cell office:value-type="float" office:value="-13.98797">
            <text:p>-13.9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2325">
            <text:p>-33.42325</text:p>
          </table:table-cell>
          <table:table-cell office:value-type="float" office:value="-19.03092">
            <text:p>-19.03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7366">
            <text:p>-38.37366</text:p>
          </table:table-cell>
          <table:table-cell office:value-type="float" office:value="-24.95975">
            <text:p>-24.95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9821">
            <text:p>-42.79821</text:p>
          </table:table-cell>
          <table:table-cell office:value-type="float" office:value="-31.51204">
            <text:p>-31.51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3654">
            <text:p>-46.53654</text:p>
          </table:table-cell>
          <table:table-cell office:value-type="float" office:value="-36.55959">
            <text:p>-36.55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5298">
            <text:p>-49.45298</text:p>
          </table:table-cell>
          <table:table-cell office:value-type="float" office:value="-40.60822">
            <text:p>-40.60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4231">
            <text:p>-51.44231</text:p>
          </table:table-cell>
          <table:table-cell office:value-type="float" office:value="-44.12106">
            <text:p>-44.12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3214">
            <text:p>-52.43214</text:p>
          </table:table-cell>
          <table:table-cell office:value-type="float" office:value="-47.07748">
            <text:p>-47.07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8663">
            <text:p>-52.38663</text:p>
          </table:table-cell>
          <table:table-cell office:value-type="float" office:value="-49.31538">
            <text:p>-49.31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0741">
            <text:p>-51.30741</text:p>
          </table:table-cell>
          <table:table-cell office:value-type="float" office:value="-50.64327">
            <text:p>-50.64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3359">
            <text:p>-49.23359</text:p>
          </table:table-cell>
          <table:table-cell office:value-type="float" office:value="-50.89305">
            <text:p>-50.89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034">
            <text:p>-46.24034</text:p>
          </table:table-cell>
          <table:table-cell office:value-type="float" office:value="-50.05792">
            <text:p>-50.05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3613">
            <text:p>-42.43613</text:p>
          </table:table-cell>
          <table:table-cell office:value-type="float" office:value="-48.33223">
            <text:p>-48.33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883">
            <text:p>-37.95883</text:p>
          </table:table-cell>
          <table:table-cell office:value-type="float" office:value="-45.7889">
            <text:p>-45.7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707">
            <text:p>-32.9707</text:p>
          </table:table-cell>
          <table:table-cell office:value-type="float" office:value="-42.41027">
            <text:p>-42.41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525">
            <text:p>-27.6525</text:p>
          </table:table-cell>
          <table:table-cell office:value-type="float" office:value="-38.30591">
            <text:p>-38.30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9699">
            <text:p>-22.19699</text:p>
          </table:table-cell>
          <table:table-cell office:value-type="float" office:value="-34.21709">
            <text:p>-34.21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0186">
            <text:p>-16.80186</text:p>
          </table:table-cell>
          <table:table-cell office:value-type="float" office:value="-35.24862">
            <text:p>-35.2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6265">
            <text:p>-11.66265</text:p>
          </table:table-cell>
          <table:table-cell office:value-type="float" office:value="-32.09222">
            <text:p>-32.09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65593">
            <text:p>-6.965593</text:p>
          </table:table-cell>
          <table:table-cell office:value-type="float" office:value="-27.38656">
            <text:p>-27.3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80925">
            <text:p>-2.880925</text:p>
          </table:table-cell>
          <table:table-cell office:value-type="float" office:value="-22.28621">
            <text:p>-22.28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03069">
            <text:p>-17.03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3457">
            <text:p>-12.03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527515">
            <text:p>-7.527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87057">
            <text:p>-4.087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760027">
            <text:p>-2.76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699724">
            <text:p>-2.69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23634">
            <text:p>-3.23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80594">
            <text:p>-3.380594</text:p>
          </table:table-cell>
          <table:table-cell office:value-type="float" office:value="-3.984674">
            <text:p>-3.984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5531">
            <text:p>-7.55531</text:p>
          </table:table-cell>
          <table:table-cell office:value-type="float" office:value="-4.803465">
            <text:p>-4.803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2104">
            <text:p>-12.32104</text:p>
          </table:table-cell>
          <table:table-cell office:value-type="float" office:value="-5.572848">
            <text:p>-5.5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507">
            <text:p>-17.50507</text:p>
          </table:table-cell>
          <table:table-cell office:value-type="float" office:value="-7.128272">
            <text:p>-7.12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1953">
            <text:p>-22.91953</text:p>
          </table:table-cell>
          <table:table-cell office:value-type="float" office:value="-9.995739">
            <text:p>-9.995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6819">
            <text:p>-28.36819</text:p>
          </table:table-cell>
          <table:table-cell office:value-type="float" office:value="-14.03647">
            <text:p>-14.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59">
            <text:p>-33.65359</text:p>
          </table:table-cell>
          <table:table-cell office:value-type="float" office:value="-19.09411">
            <text:p>-19.09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8418">
            <text:p>-38.58418</text:p>
          </table:table-cell>
          <table:table-cell office:value-type="float" office:value="-24.83171">
            <text:p>-24.83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128">
            <text:p>-42.98128</text:p>
          </table:table-cell>
          <table:table-cell office:value-type="float" office:value="-31.27152">
            <text:p>-31.27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53">
            <text:p>-46.68553</text:p>
          </table:table-cell>
          <table:table-cell office:value-type="float" office:value="-36.19881">
            <text:p>-36.19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6269">
            <text:p>-49.56269</text:p>
          </table:table-cell>
          <table:table-cell office:value-type="float" office:value="-40.56526">
            <text:p>-40.5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0848">
            <text:p>-51.50848</text:p>
          </table:table-cell>
          <table:table-cell office:value-type="float" office:value="-44.19201">
            <text:p>-44.19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524">
            <text:p>-52.4524</text:p>
          </table:table-cell>
          <table:table-cell office:value-type="float" office:value="-47.16052">
            <text:p>-47.16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6022">
            <text:p>-52.36022</text:p>
          </table:table-cell>
          <table:table-cell office:value-type="float" office:value="-49.36654">
            <text:p>-49.36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353">
            <text:p>-51.2353</text:p>
          </table:table-cell>
          <table:table-cell office:value-type="float" office:value="-50.67935">
            <text:p>-50.67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1839">
            <text:p>-49.11839</text:p>
          </table:table-cell>
          <table:table-cell office:value-type="float" office:value="-50.94701">
            <text:p>-50.94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623">
            <text:p>-46.08623</text:p>
          </table:table-cell>
          <table:table-cell office:value-type="float" office:value="-50.20317">
            <text:p>-50.20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4869">
            <text:p>-42.24869</text:p>
          </table:table-cell>
          <table:table-cell office:value-type="float" office:value="-48.48222">
            <text:p>-48.48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4485">
            <text:p>-37.74485</text:p>
          </table:table-cell>
          <table:table-cell office:value-type="float" office:value="-45.88318">
            <text:p>-45.88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3793">
            <text:p>-32.73793</text:p>
          </table:table-cell>
          <table:table-cell office:value-type="float" office:value="-42.55554">
            <text:p>-42.55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094">
            <text:p>-27.4094</text:p>
          </table:table-cell>
          <table:table-cell office:value-type="float" office:value="-38.55994">
            <text:p>-38.55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5235">
            <text:p>-21.95235</text:p>
          </table:table-cell>
          <table:table-cell office:value-type="float" office:value="-39.42663">
            <text:p>-39.42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6497">
            <text:p>-16.56497</text:p>
          </table:table-cell>
          <table:table-cell office:value-type="float" office:value="-36.3534">
            <text:p>-36.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166">
            <text:p>-11.44166</text:p>
          </table:table-cell>
          <table:table-cell office:value-type="float" office:value="-32.0166">
            <text:p>-32.0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68518">
            <text:p>-6.768518</text:p>
          </table:table-cell>
          <table:table-cell office:value-type="float" office:value="-27.13485">
            <text:p>-27.13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14903">
            <text:p>-2.714903</text:p>
          </table:table-cell>
          <table:table-cell office:value-type="float" office:value="-21.90073">
            <text:p>-21.90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62126">
            <text:p>-16.62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58201">
            <text:p>-11.58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98819">
            <text:p>-7.098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86961">
            <text:p>-4.08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260747">
            <text:p>-3.260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587687">
            <text:p>-3.587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408391">
            <text:p>-0.08408391</text:p>
          </table:table-cell>
          <table:table-cell office:value-type="float" office:value="-4.160995">
            <text:p>-4.160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52588">
            <text:p>-3.552588</text:p>
          </table:table-cell>
          <table:table-cell office:value-type="float" office:value="-4.837926">
            <text:p>-4.837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57166">
            <text:p>-7.757166</text:p>
          </table:table-cell>
          <table:table-cell office:value-type="float" office:value="-5.575099">
            <text:p>-5.57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4544">
            <text:p>-12.54544</text:p>
          </table:table-cell>
          <table:table-cell office:value-type="float" office:value="-6.207599">
            <text:p>-6.207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4389">
            <text:p>-17.74389</text:p>
          </table:table-cell>
          <table:table-cell office:value-type="float" office:value="-7.605529">
            <text:p>-7.605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41">
            <text:p>-23.1641</text:p>
          </table:table-cell>
          <table:table-cell office:value-type="float" office:value="-10.31034">
            <text:p>-10.31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0966">
            <text:p>-28.60966</text:p>
          </table:table-cell>
          <table:table-cell office:value-type="float" office:value="-14.42796">
            <text:p>-14.42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8321">
            <text:p>-33.88321</text:p>
          </table:table-cell>
          <table:table-cell office:value-type="float" office:value="-19.77597">
            <text:p>-19.77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9362">
            <text:p>-38.79362</text:p>
          </table:table-cell>
          <table:table-cell office:value-type="float" office:value="-26.07932">
            <text:p>-26.07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6296">
            <text:p>-43.16296</text:p>
          </table:table-cell>
          <table:table-cell office:value-type="float" office:value="-32.25983">
            <text:p>-32.25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3286">
            <text:p>-46.83286</text:p>
          </table:table-cell>
          <table:table-cell office:value-type="float" office:value="-36.92237">
            <text:p>-36.92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7033">
            <text:p>-49.67033</text:p>
          </table:table-cell>
          <table:table-cell office:value-type="float" office:value="-40.99895">
            <text:p>-40.99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7253">
            <text:p>-51.57253</text:p>
          </table:table-cell>
          <table:table-cell office:value-type="float" office:value="-44.55729">
            <text:p>-44.55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7053">
            <text:p>-52.47053</text:p>
          </table:table-cell>
          <table:table-cell office:value-type="float" office:value="-47.4742">
            <text:p>-47.4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3178">
            <text:p>-52.33178</text:p>
          </table:table-cell>
          <table:table-cell office:value-type="float" office:value="-49.58535">
            <text:p>-49.58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6132">
            <text:p>-51.16132</text:p>
          </table:table-cell>
          <table:table-cell office:value-type="float" office:value="-50.71064">
            <text:p>-50.7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0156">
            <text:p>-49.00156</text:p>
          </table:table-cell>
          <table:table-cell office:value-type="float" office:value="-50.85638">
            <text:p>-50.85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3077">
            <text:p>-45.93077</text:p>
          </table:table-cell>
          <table:table-cell office:value-type="float" office:value="-50.00684">
            <text:p>-50.00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024">
            <text:p>-42.06024</text:p>
          </table:table-cell>
          <table:table-cell office:value-type="float" office:value="-48.22008">
            <text:p>-48.2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3024">
            <text:p>-37.53024</text:p>
          </table:table-cell>
          <table:table-cell office:value-type="float" office:value="-45.52779">
            <text:p>-45.52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494">
            <text:p>-32.50494</text:p>
          </table:table-cell>
          <table:table-cell office:value-type="float" office:value="-42.00304">
            <text:p>-42.00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6647">
            <text:p>-27.16647</text:p>
          </table:table-cell>
          <table:table-cell office:value-type="float" office:value="-37.83358">
            <text:p>-37.83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0828">
            <text:p>-21.70828</text:p>
          </table:table-cell>
          <table:table-cell office:value-type="float" office:value="-38.96308">
            <text:p>-38.96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82">
            <text:p>-16.3282</text:p>
          </table:table-cell>
          <table:table-cell office:value-type="float" office:value="-38.0677">
            <text:p>-38.0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2119">
            <text:p>-11.22119</text:p>
          </table:table-cell>
          <table:table-cell office:value-type="float" office:value="-33.58596">
            <text:p>-33.5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72339">
            <text:p>-6.572339</text:p>
          </table:table-cell>
          <table:table-cell office:value-type="float" office:value="-27.79893">
            <text:p>-27.79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50128">
            <text:p>-2.550128</text:p>
          </table:table-cell>
          <table:table-cell office:value-type="float" office:value="-22.23975">
            <text:p>-22.23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9245">
            <text:p>-16.79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67519">
            <text:p>-11.6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15656">
            <text:p>-7.1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11954">
            <text:p>-4.011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618606">
            <text:p>-2.61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00687">
            <text:p>-3.00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19594">
            <text:p>-0.2219594</text:p>
          </table:table-cell>
          <table:table-cell office:value-type="float" office:value="-3.784083">
            <text:p>-3.78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2637">
            <text:p>-3.72637</text:p>
          </table:table-cell>
          <table:table-cell office:value-type="float" office:value="-4.560679">
            <text:p>-4.56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60559">
            <text:p>-7.960559</text:p>
          </table:table-cell>
          <table:table-cell office:value-type="float" office:value="-5.260193">
            <text:p>-5.260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7107">
            <text:p>-12.77107</text:p>
          </table:table-cell>
          <table:table-cell office:value-type="float" office:value="-5.873229">
            <text:p>-5.873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8358">
            <text:p>-17.98358</text:p>
          </table:table-cell>
          <table:table-cell office:value-type="float" office:value="-7.150804">
            <text:p>-7.150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0917">
            <text:p>-23.40917</text:p>
          </table:table-cell>
          <table:table-cell office:value-type="float" office:value="-10.09504">
            <text:p>-10.09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5122">
            <text:p>-28.85122</text:p>
          </table:table-cell>
          <table:table-cell office:value-type="float" office:value="-14.30961">
            <text:p>-14.30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1251">
            <text:p>-34.11251</text:p>
          </table:table-cell>
          <table:table-cell office:value-type="float" office:value="-19.49112">
            <text:p>-19.49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0235">
            <text:p>-39.00235</text:p>
          </table:table-cell>
          <table:table-cell office:value-type="float" office:value="-25.43538">
            <text:p>-25.43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4355">
            <text:p>-43.34355</text:p>
          </table:table-cell>
          <table:table-cell office:value-type="float" office:value="-31.81157">
            <text:p>-31.81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877">
            <text:p>-46.97877</text:p>
          </table:table-cell>
          <table:table-cell office:value-type="float" office:value="-36.9561">
            <text:p>-36.9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7627">
            <text:p>-49.77627</text:p>
          </table:table-cell>
          <table:table-cell office:value-type="float" office:value="-41.08995">
            <text:p>-41.08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3467">
            <text:p>-51.63467</text:p>
          </table:table-cell>
          <table:table-cell office:value-type="float" office:value="-44.66004">
            <text:p>-44.66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661">
            <text:p>-52.48661</text:p>
          </table:table-cell>
          <table:table-cell office:value-type="float" office:value="-47.623">
            <text:p>-47.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0122">
            <text:p>-52.30122</text:p>
          </table:table-cell>
          <table:table-cell office:value-type="float" office:value="-49.79772">
            <text:p>-49.79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522">
            <text:p>-51.08522</text:p>
          </table:table-cell>
          <table:table-cell office:value-type="float" office:value="-50.9681">
            <text:p>-50.9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8269">
            <text:p>-48.88269</text:p>
          </table:table-cell>
          <table:table-cell office:value-type="float" office:value="-51.1547">
            <text:p>-51.1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343">
            <text:p>-45.77343</text:p>
          </table:table-cell>
          <table:table-cell office:value-type="float" office:value="-50.27138">
            <text:p>-50.27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7013">
            <text:p>-41.87013</text:p>
          </table:table-cell>
          <table:table-cell office:value-type="float" office:value="-48.42276">
            <text:p>-48.42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1425">
            <text:p>-37.31425</text:p>
          </table:table-cell>
          <table:table-cell office:value-type="float" office:value="-45.67413">
            <text:p>-45.67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7091">
            <text:p>-32.27091</text:p>
          </table:table-cell>
          <table:table-cell office:value-type="float" office:value="-48.46265">
            <text:p>-48.46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2286">
            <text:p>-26.92286</text:p>
          </table:table-cell>
          <table:table-cell office:value-type="float" office:value="-46.85596">
            <text:p>-46.85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394">
            <text:p>-21.46394</text:p>
          </table:table-cell>
          <table:table-cell office:value-type="float" office:value="-41.56042">
            <text:p>-41.56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9197">
            <text:p>-16.09197</text:p>
          </table:table-cell>
          <table:table-cell office:value-type="float" office:value="-35.36352">
            <text:p>-35.36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0164">
            <text:p>-11.00164</text:p>
          </table:table-cell>
          <table:table-cell office:value-type="float" office:value="-29.68629">
            <text:p>-29.68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77424">
            <text:p>-6.377424</text:p>
          </table:table-cell>
          <table:table-cell office:value-type="float" office:value="-24.7427">
            <text:p>-24.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86909">
            <text:p>-2.386909</text:p>
          </table:table-cell>
          <table:table-cell office:value-type="float" office:value="-19.73107">
            <text:p>-19.73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25414">
            <text:p>-15.25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647">
            <text:p>-10.8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15022">
            <text:p>-7.115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341809">
            <text:p>-4.341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623636">
            <text:p>-3.623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3813">
            <text:p>-4.03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615629">
            <text:p>-0.3615629</text:p>
          </table:table-cell>
          <table:table-cell office:value-type="float" office:value="-4.591584">
            <text:p>-4.591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01626">
            <text:p>-3.901626</text:p>
          </table:table-cell>
          <table:table-cell office:value-type="float" office:value="-5.159815">
            <text:p>-5.159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65114">
            <text:p>-8.165114</text:p>
          </table:table-cell>
          <table:table-cell office:value-type="float" office:value="-5.797381">
            <text:p>-5.797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9752">
            <text:p>-12.99752</text:p>
          </table:table-cell>
          <table:table-cell office:value-type="float" office:value="-6.401012">
            <text:p>-6.40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237">
            <text:p>-18.2237</text:p>
          </table:table-cell>
          <table:table-cell office:value-type="float" office:value="-7.775364">
            <text:p>-7.775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5427">
            <text:p>-23.65427</text:p>
          </table:table-cell>
          <table:table-cell office:value-type="float" office:value="-10.54824">
            <text:p>-10.54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9242">
            <text:p>-29.09242</text:p>
          </table:table-cell>
          <table:table-cell office:value-type="float" office:value="-15.22885">
            <text:p>-15.22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106">
            <text:p>-34.34106</text:p>
          </table:table-cell>
          <table:table-cell office:value-type="float" office:value="-21.32311">
            <text:p>-21.3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998">
            <text:p>-39.20998</text:p>
          </table:table-cell>
          <table:table-cell office:value-type="float" office:value="-28.34586">
            <text:p>-28.34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272">
            <text:p>-43.52272</text:p>
          </table:table-cell>
          <table:table-cell office:value-type="float" office:value="-33.50552">
            <text:p>-33.50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3">
            <text:p>-47.123</text:p>
          </table:table-cell>
          <table:table-cell office:value-type="float" office:value="-37.89006">
            <text:p>-37.89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8032">
            <text:p>-49.88032</text:p>
          </table:table-cell>
          <table:table-cell office:value-type="float" office:value="-41.78072">
            <text:p>-41.7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9477">
            <text:p>-51.69477</text:p>
          </table:table-cell>
          <table:table-cell office:value-type="float" office:value="-45.12876">
            <text:p>-45.12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06">
            <text:p>-52.5006</text:p>
          </table:table-cell>
          <table:table-cell office:value-type="float" office:value="-47.81987">
            <text:p>-47.81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6858">
            <text:p>-52.26858</text:p>
          </table:table-cell>
          <table:table-cell office:value-type="float" office:value="-49.63406">
            <text:p>-49.63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0713">
            <text:p>-51.00713</text:p>
          </table:table-cell>
          <table:table-cell office:value-type="float" office:value="-50.58723">
            <text:p>-50.58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6198">
            <text:p>-48.76198</text:p>
          </table:table-cell>
          <table:table-cell office:value-type="float" office:value="-50.62747">
            <text:p>-50.62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448">
            <text:p>-45.61448</text:p>
          </table:table-cell>
          <table:table-cell office:value-type="float" office:value="-49.59418">
            <text:p>-49.59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787">
            <text:p>-41.6787</text:p>
          </table:table-cell>
          <table:table-cell office:value-type="float" office:value="-47.65056">
            <text:p>-47.65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729">
            <text:p>-37.09729</text:p>
          </table:table-cell>
          <table:table-cell office:value-type="float" office:value="-44.86043">
            <text:p>-44.86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3625">
            <text:p>-32.03625</text:p>
          </table:table-cell>
          <table:table-cell office:value-type="float" office:value="-41.2419">
            <text:p>-41.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7904">
            <text:p>-26.67904</text:p>
          </table:table-cell>
          <table:table-cell office:value-type="float" office:value="-44.83714">
            <text:p>-44.83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977">
            <text:p>-21.21977</text:p>
          </table:table-cell>
          <table:table-cell office:value-type="float" office:value="-43.0181">
            <text:p>-43.0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631">
            <text:p>-15.85631</text:p>
          </table:table-cell>
          <table:table-cell office:value-type="float" office:value="-37.53395">
            <text:p>-37.53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8303">
            <text:p>-10.78303</text:p>
          </table:table-cell>
          <table:table-cell office:value-type="float" office:value="-31.63088">
            <text:p>-31.63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83784">
            <text:p>-6.183784</text:p>
          </table:table-cell>
          <table:table-cell office:value-type="float" office:value="-25.64618">
            <text:p>-25.6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25261">
            <text:p>-2.225261</text:p>
          </table:table-cell>
          <table:table-cell office:value-type="float" office:value="-19.77252">
            <text:p>-19.77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77068">
            <text:p>-14.77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053">
            <text:p>-10.0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05868">
            <text:p>-6.305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386453">
            <text:p>-3.386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343515">
            <text:p>-2.343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783544">
            <text:p>-2.783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28826">
            <text:p>-0.5028826</text:p>
          </table:table-cell>
          <table:table-cell office:value-type="float" office:value="-3.486442">
            <text:p>-3.486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78339">
            <text:p>-4.078339</text:p>
          </table:table-cell>
          <table:table-cell office:value-type="float" office:value="-4.201417">
            <text:p>-4.201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70449">
            <text:p>-8.370449</text:p>
          </table:table-cell>
          <table:table-cell office:value-type="float" office:value="-4.89669">
            <text:p>-4.89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2435">
            <text:p>-13.22435</text:p>
          </table:table-cell>
          <table:table-cell office:value-type="float" office:value="-5.616043">
            <text:p>-5.616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6381">
            <text:p>-18.46381</text:p>
          </table:table-cell>
          <table:table-cell office:value-type="float" office:value="-7.177694">
            <text:p>-7.177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895">
            <text:p>-23.89895</text:p>
          </table:table-cell>
          <table:table-cell office:value-type="float" office:value="-10.15292">
            <text:p>-10.15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3281">
            <text:p>-29.33281</text:p>
          </table:table-cell>
          <table:table-cell office:value-type="float" office:value="-14.66439">
            <text:p>-14.66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6844">
            <text:p>-34.56844</text:p>
          </table:table-cell>
          <table:table-cell office:value-type="float" office:value="-19.97223">
            <text:p>-19.97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611">
            <text:p>-39.41611</text:p>
          </table:table-cell>
          <table:table-cell office:value-type="float" office:value="-25.86767">
            <text:p>-25.86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0014">
            <text:p>-43.70014</text:p>
          </table:table-cell>
          <table:table-cell office:value-type="float" office:value="-32.27424">
            <text:p>-32.27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527">
            <text:p>-47.26527</text:p>
          </table:table-cell>
          <table:table-cell office:value-type="float" office:value="-37.13119">
            <text:p>-37.13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823">
            <text:p>-49.9823</text:p>
          </table:table-cell>
          <table:table-cell office:value-type="float" office:value="-41.24583">
            <text:p>-41.2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5275">
            <text:p>-51.75275</text:p>
          </table:table-cell>
          <table:table-cell office:value-type="float" office:value="-44.74044">
            <text:p>-44.74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247">
            <text:p>-52.51247</text:p>
          </table:table-cell>
          <table:table-cell office:value-type="float" office:value="-47.62013">
            <text:p>-47.62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3392">
            <text:p>-52.23392</text:p>
          </table:table-cell>
          <table:table-cell office:value-type="float" office:value="-49.75242">
            <text:p>-49.7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2721">
            <text:p>-50.92721</text:p>
          </table:table-cell>
          <table:table-cell office:value-type="float" office:value="-50.94732">
            <text:p>-50.94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3968">
            <text:p>-48.63968</text:p>
          </table:table-cell>
          <table:table-cell office:value-type="float" office:value="-51.05523">
            <text:p>-51.05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5424">
            <text:p>-45.45424</text:p>
          </table:table-cell>
          <table:table-cell office:value-type="float" office:value="-50.11679">
            <text:p>-50.1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8632">
            <text:p>-41.48632</text:p>
          </table:table-cell>
          <table:table-cell office:value-type="float" office:value="-48.18344">
            <text:p>-48.18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974">
            <text:p>-36.87974</text:p>
          </table:table-cell>
          <table:table-cell office:value-type="float" office:value="-45.33923">
            <text:p>-45.33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143">
            <text:p>-31.80143</text:p>
          </table:table-cell>
          <table:table-cell office:value-type="float" office:value="-41.6858">
            <text:p>-41.6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544">
            <text:p>-26.43544</text:p>
          </table:table-cell>
          <table:table-cell office:value-type="float" office:value="-43.06239">
            <text:p>-43.06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7623">
            <text:p>-20.97623</text:p>
          </table:table-cell>
          <table:table-cell office:value-type="float" office:value="-40.34203">
            <text:p>-40.34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2165">
            <text:p>-15.62165</text:p>
          </table:table-cell>
          <table:table-cell office:value-type="float" office:value="-35.56503">
            <text:p>-35.56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576">
            <text:p>-10.56576</text:p>
          </table:table-cell>
          <table:table-cell office:value-type="float" office:value="-29.96096">
            <text:p>-29.9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91779">
            <text:p>-5.991779</text:p>
          </table:table-cell>
          <table:table-cell office:value-type="float" office:value="-24.58474">
            <text:p>-24.5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5475">
            <text:p>-2.065475</text:p>
          </table:table-cell>
          <table:table-cell office:value-type="float" office:value="-19.5495">
            <text:p>-19.5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85503">
            <text:p>-14.8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0122">
            <text:p>-10.50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55198">
            <text:p>-6.655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9041">
            <text:p>-4.09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8515">
            <text:p>-3.48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32417">
            <text:p>-3.832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56518">
            <text:p>-0.6456518</text:p>
          </table:table-cell>
          <table:table-cell office:value-type="float" office:value="-4.425627">
            <text:p>-4.425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6177">
            <text:p>-4.256177</text:p>
          </table:table-cell>
          <table:table-cell office:value-type="float" office:value="-5.005938">
            <text:p>-5.005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7281">
            <text:p>-8.577281</text:p>
          </table:table-cell>
          <table:table-cell office:value-type="float" office:value="-5.640939">
            <text:p>-5.64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5236">
            <text:p>-13.45236</text:p>
          </table:table-cell>
          <table:table-cell office:value-type="float" office:value="-6.235142">
            <text:p>-6.235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474">
            <text:p>-18.70474</text:p>
          </table:table-cell>
          <table:table-cell office:value-type="float" office:value="-7.847404">
            <text:p>-7.847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4407">
            <text:p>-24.14407</text:p>
          </table:table-cell>
          <table:table-cell office:value-type="float" office:value="-11.00271">
            <text:p>-11.00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7322">
            <text:p>-29.57322</text:p>
          </table:table-cell>
          <table:table-cell office:value-type="float" office:value="-15.61284">
            <text:p>-15.61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9544">
            <text:p>-34.79544</text:p>
          </table:table-cell>
          <table:table-cell office:value-type="float" office:value="-21.52849">
            <text:p>-21.5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148">
            <text:p>-39.62148</text:p>
          </table:table-cell>
          <table:table-cell office:value-type="float" office:value="-28.44484">
            <text:p>-28.44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643">
            <text:p>-43.87643</text:p>
          </table:table-cell>
          <table:table-cell office:value-type="float" office:value="-33.70437">
            <text:p>-33.70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609">
            <text:p>-47.40609</text:p>
          </table:table-cell>
          <table:table-cell office:value-type="float" office:value="-38.0906">
            <text:p>-38.0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8254">
            <text:p>-50.08254</text:p>
          </table:table-cell>
          <table:table-cell office:value-type="float" office:value="-41.98597">
            <text:p>-41.9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0879">
            <text:p>-51.80879</text:p>
          </table:table-cell>
          <table:table-cell office:value-type="float" office:value="-45.32323">
            <text:p>-45.32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227">
            <text:p>-52.52227</text:p>
          </table:table-cell>
          <table:table-cell office:value-type="float" office:value="-48.02822">
            <text:p>-48.0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9714">
            <text:p>-52.19714</text:p>
          </table:table-cell>
          <table:table-cell office:value-type="float" office:value="-49.86986">
            <text:p>-49.8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4517">
            <text:p>-50.84517</text:p>
          </table:table-cell>
          <table:table-cell office:value-type="float" office:value="-50.67946">
            <text:p>-50.6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1535">
            <text:p>-48.51535</text:p>
          </table:table-cell>
          <table:table-cell office:value-type="float" office:value="-50.60418">
            <text:p>-50.60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213">
            <text:p>-45.29213</text:p>
          </table:table-cell>
          <table:table-cell office:value-type="float" office:value="-49.53085">
            <text:p>-49.53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923">
            <text:p>-41.2923</text:p>
          </table:table-cell>
          <table:table-cell office:value-type="float" office:value="-47.60675">
            <text:p>-47.60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6085">
            <text:p>-36.66085</text:p>
          </table:table-cell>
          <table:table-cell office:value-type="float" office:value="-44.71019">
            <text:p>-44.71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656">
            <text:p>-31.5656</text:p>
          </table:table-cell>
          <table:table-cell office:value-type="float" office:value="-40.99506">
            <text:p>-40.9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9122">
            <text:p>-26.19122</text:p>
          </table:table-cell>
          <table:table-cell office:value-type="float" office:value="-44.24781">
            <text:p>-44.24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247">
            <text:p>-20.73247</text:p>
          </table:table-cell>
          <table:table-cell office:value-type="float" office:value="-42.15227">
            <text:p>-42.15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8718">
            <text:p>-15.38718</text:p>
          </table:table-cell>
          <table:table-cell office:value-type="float" office:value="-36.86094">
            <text:p>-36.86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907">
            <text:p>-10.34907</text:p>
          </table:table-cell>
          <table:table-cell office:value-type="float" office:value="-30.78194">
            <text:p>-30.7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00735">
            <text:p>-5.800735</text:p>
          </table:table-cell>
          <table:table-cell office:value-type="float" office:value="-25.18435">
            <text:p>-25.18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06998">
            <text:p>-1.906998</text:p>
          </table:table-cell>
          <table:table-cell office:value-type="float" office:value="-19.71753">
            <text:p>-19.71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89072">
            <text:p>-14.89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7127">
            <text:p>-10.17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09909">
            <text:p>-6.309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83352">
            <text:p>-3.483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525845">
            <text:p>-2.525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82291">
            <text:p>-2.982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03729">
            <text:p>-0.7903729</text:p>
          </table:table-cell>
          <table:table-cell office:value-type="float" office:value="-3.699306">
            <text:p>-3.69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35767">
            <text:p>-4.435767</text:p>
          </table:table-cell>
          <table:table-cell office:value-type="float" office:value="-4.420623">
            <text:p>-4.420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5229">
            <text:p>-8.785229</text:p>
          </table:table-cell>
          <table:table-cell office:value-type="float" office:value="-5.101463">
            <text:p>-5.10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8113">
            <text:p>-13.68113</text:p>
          </table:table-cell>
          <table:table-cell office:value-type="float" office:value="-5.839994">
            <text:p>-5.8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4604">
            <text:p>-18.94604</text:p>
          </table:table-cell>
          <table:table-cell office:value-type="float" office:value="-7.546704">
            <text:p>-7.546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916">
            <text:p>-24.38916</text:p>
          </table:table-cell>
          <table:table-cell office:value-type="float" office:value="-10.63815">
            <text:p>-10.6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1322">
            <text:p>-29.81322</text:p>
          </table:table-cell>
          <table:table-cell office:value-type="float" office:value="-15.2496">
            <text:p>-15.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165">
            <text:p>-35.02165</text:p>
          </table:table-cell>
          <table:table-cell office:value-type="float" office:value="-20.68138">
            <text:p>-20.68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257">
            <text:p>-39.8257</text:p>
          </table:table-cell>
          <table:table-cell office:value-type="float" office:value="-26.75149">
            <text:p>-26.75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5125">
            <text:p>-44.05125</text:p>
          </table:table-cell>
          <table:table-cell office:value-type="float" office:value="-32.91066">
            <text:p>-32.9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519">
            <text:p>-47.54519</text:p>
          </table:table-cell>
          <table:table-cell office:value-type="float" office:value="-37.82486">
            <text:p>-37.82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8087">
            <text:p>-50.18087</text:p>
          </table:table-cell>
          <table:table-cell office:value-type="float" office:value="-41.8351">
            <text:p>-41.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6279">
            <text:p>-51.86279</text:p>
          </table:table-cell>
          <table:table-cell office:value-type="float" office:value="-45.2278">
            <text:p>-45.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998">
            <text:p>-52.52998</text:p>
          </table:table-cell>
          <table:table-cell office:value-type="float" office:value="-47.99551">
            <text:p>-47.99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828">
            <text:p>-52.15828</text:p>
          </table:table-cell>
          <table:table-cell office:value-type="float" office:value="-49.98686">
            <text:p>-49.98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6115">
            <text:p>-50.76115</text:p>
          </table:table-cell>
          <table:table-cell office:value-type="float" office:value="-51.01045">
            <text:p>-51.01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8922">
            <text:p>-48.38922</text:p>
          </table:table-cell>
          <table:table-cell office:value-type="float" office:value="-51.01743">
            <text:p>-51.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845">
            <text:p>-45.12845</text:p>
          </table:table-cell>
          <table:table-cell office:value-type="float" office:value="-49.92342">
            <text:p>-49.9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9702">
            <text:p>-41.09702</text:p>
          </table:table-cell>
          <table:table-cell office:value-type="float" office:value="-47.91471">
            <text:p>-47.9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4103">
            <text:p>-36.44103</text:p>
          </table:table-cell>
          <table:table-cell office:value-type="float" office:value="-44.97537">
            <text:p>-44.9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2921">
            <text:p>-31.32921</text:p>
          </table:table-cell>
          <table:table-cell office:value-type="float" office:value="-43.37899">
            <text:p>-43.37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4683">
            <text:p>-25.94683</text:p>
          </table:table-cell>
          <table:table-cell office:value-type="float" office:value="-44.36621">
            <text:p>-44.36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8893">
            <text:p>-20.48893</text:p>
          </table:table-cell>
          <table:table-cell office:value-type="float" office:value="-40.90118">
            <text:p>-40.90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33">
            <text:p>-15.15333</text:p>
          </table:table-cell>
          <table:table-cell office:value-type="float" office:value="-36.29832">
            <text:p>-36.29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3338">
            <text:p>-10.13338</text:p>
          </table:table-cell>
          <table:table-cell office:value-type="float" office:value="-30.48264">
            <text:p>-30.48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1012">
            <text:p>-5.611012</text:p>
          </table:table-cell>
          <table:table-cell office:value-type="float" office:value="-24.60063">
            <text:p>-24.60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50122">
            <text:p>-1.750122</text:p>
          </table:table-cell>
          <table:table-cell office:value-type="float" office:value="-19.17875">
            <text:p>-19.17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2702">
            <text:p>-14.2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01191">
            <text:p>-9.901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76221">
            <text:p>-6.176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66701">
            <text:p>-3.866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43441">
            <text:p>-3.443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765044">
            <text:p>-3.765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367778">
            <text:p>-0.9367778</text:p>
          </table:table-cell>
          <table:table-cell office:value-type="float" office:value="-4.343748">
            <text:p>-4.343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6775">
            <text:p>-4.616775</text:p>
          </table:table-cell>
          <table:table-cell office:value-type="float" office:value="-5.000416">
            <text:p>-5.00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9428">
            <text:p>-8.99428</text:p>
          </table:table-cell>
          <table:table-cell office:value-type="float" office:value="-5.703789">
            <text:p>-5.703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1065">
            <text:p>-13.91065</text:p>
          </table:table-cell>
          <table:table-cell office:value-type="float" office:value="-6.387397">
            <text:p>-6.387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771">
            <text:p>-19.18771</text:p>
          </table:table-cell>
          <table:table-cell office:value-type="float" office:value="-7.953125">
            <text:p>-7.953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3422">
            <text:p>-24.63422</text:p>
          </table:table-cell>
          <table:table-cell office:value-type="float" office:value="-11.29763">
            <text:p>-11.29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5279">
            <text:p>-30.05279</text:p>
          </table:table-cell>
          <table:table-cell office:value-type="float" office:value="-16.24853">
            <text:p>-16.24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4704">
            <text:p>-35.24704</text:p>
          </table:table-cell>
          <table:table-cell office:value-type="float" office:value="-22.64686">
            <text:p>-22.64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2875">
            <text:p>-40.02875</text:p>
          </table:table-cell>
          <table:table-cell office:value-type="float" office:value="-29.19847">
            <text:p>-29.19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2461">
            <text:p>-44.22461</text:p>
          </table:table-cell>
          <table:table-cell office:value-type="float" office:value="-34.11677">
            <text:p>-34.11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8256">
            <text:p>-47.68256</text:p>
          </table:table-cell>
          <table:table-cell office:value-type="float" office:value="-38.44807">
            <text:p>-38.44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7728">
            <text:p>-50.27728</text:p>
          </table:table-cell>
          <table:table-cell office:value-type="float" office:value="-42.32726">
            <text:p>-42.32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1474">
            <text:p>-51.91474</text:p>
          </table:table-cell>
          <table:table-cell office:value-type="float" office:value="-45.61957">
            <text:p>-45.61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56">
            <text:p>-52.5356</text:p>
          </table:table-cell>
          <table:table-cell office:value-type="float" office:value="-48.21349">
            <text:p>-48.21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1743">
            <text:p>-52.11743</text:p>
          </table:table-cell>
          <table:table-cell office:value-type="float" office:value="-49.9099">
            <text:p>-49.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7532">
            <text:p>-50.67532</text:p>
          </table:table-cell>
          <table:table-cell office:value-type="float" office:value="-50.66002">
            <text:p>-50.6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6152">
            <text:p>-48.26152</text:p>
          </table:table-cell>
          <table:table-cell office:value-type="float" office:value="-50.48173">
            <text:p>-50.48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352">
            <text:p>-44.96352</text:p>
          </table:table-cell>
          <table:table-cell office:value-type="float" office:value="-49.33428">
            <text:p>-49.33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0083">
            <text:p>-40.90083</text:p>
          </table:table-cell>
          <table:table-cell office:value-type="float" office:value="-47.28882">
            <text:p>-47.28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068">
            <text:p>-36.22068</text:p>
          </table:table-cell>
          <table:table-cell office:value-type="float" office:value="-44.34275">
            <text:p>-44.3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927">
            <text:p>-31.0927</text:p>
          </table:table-cell>
          <table:table-cell office:value-type="float" office:value="-40.6263">
            <text:p>-40.6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0272">
            <text:p>-25.70272</text:p>
          </table:table-cell>
          <table:table-cell office:value-type="float" office:value="-36.42179">
            <text:p>-36.42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4607">
            <text:p>-20.24607</text:p>
          </table:table-cell>
          <table:table-cell office:value-type="float" office:value="-39.25416">
            <text:p>-39.2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2052">
            <text:p>-14.92052</text:p>
          </table:table-cell>
          <table:table-cell office:value-type="float" office:value="-36.97349">
            <text:p>-36.9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19065">
            <text:p>-9.919065</text:p>
          </table:table-cell>
          <table:table-cell office:value-type="float" office:value="-32.58316">
            <text:p>-32.58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22956">
            <text:p>-5.422956</text:p>
          </table:table-cell>
          <table:table-cell office:value-type="float" office:value="-27.32949">
            <text:p>-27.32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9514">
            <text:p>-1.59514</text:p>
          </table:table-cell>
          <table:table-cell office:value-type="float" office:value="-21.66949">
            <text:p>-21.6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12963">
            <text:p>-16.12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9296">
            <text:p>-10.89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7688">
            <text:p>-6.67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723206">
            <text:p>-3.723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521424">
            <text:p>-2.521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03399">
            <text:p>-2.903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4593">
            <text:p>-1.084593</text:p>
          </table:table-cell>
          <table:table-cell office:value-type="float" office:value="-3.450031">
            <text:p>-3.45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98862">
            <text:p>-4.798862</text:p>
          </table:table-cell>
          <table:table-cell office:value-type="float" office:value="-4.024431">
            <text:p>-4.024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0404">
            <text:p>-9.20404</text:p>
          </table:table-cell>
          <table:table-cell office:value-type="float" office:value="-4.589451">
            <text:p>-4.589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4048">
            <text:p>-14.14048</text:p>
          </table:table-cell>
          <table:table-cell office:value-type="float" office:value="-5.281271">
            <text:p>-5.28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2928">
            <text:p>-19.42928</text:p>
          </table:table-cell>
          <table:table-cell office:value-type="float" office:value="-7.026911">
            <text:p>-7.026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7878">
            <text:p>-24.87878</text:p>
          </table:table-cell>
          <table:table-cell office:value-type="float" office:value="-10.4529">
            <text:p>-10.4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9147">
            <text:p>-30.29147</text:p>
          </table:table-cell>
          <table:table-cell office:value-type="float" office:value="-15.01763">
            <text:p>-15.01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12">
            <text:p>-35.4712</text:p>
          </table:table-cell>
          <table:table-cell office:value-type="float" office:value="-20.62863">
            <text:p>-20.62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3026">
            <text:p>-40.23026</text:p>
          </table:table-cell>
          <table:table-cell office:value-type="float" office:value="-26.53926">
            <text:p>-26.53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9616">
            <text:p>-44.39616</text:p>
          </table:table-cell>
          <table:table-cell office:value-type="float" office:value="-32.38932">
            <text:p>-32.3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794">
            <text:p>-47.81794</text:p>
          </table:table-cell>
          <table:table-cell office:value-type="float" office:value="-37.5411">
            <text:p>-37.5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7159">
            <text:p>-50.37159</text:p>
          </table:table-cell>
          <table:table-cell office:value-type="float" office:value="-41.6595">
            <text:p>-41.6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6456">
            <text:p>-51.96456</text:p>
          </table:table-cell>
          <table:table-cell office:value-type="float" office:value="-45.16655">
            <text:p>-45.1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912">
            <text:p>-52.53912</text:p>
          </table:table-cell>
          <table:table-cell office:value-type="float" office:value="-47.9926">
            <text:p>-47.9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7445">
            <text:p>-52.07445</text:p>
          </table:table-cell>
          <table:table-cell office:value-type="float" office:value="-50.05077">
            <text:p>-50.05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8738">
            <text:p>-50.58738</text:p>
          </table:table-cell>
          <table:table-cell office:value-type="float" office:value="-51.13589">
            <text:p>-51.13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3182">
            <text:p>-48.13182</text:p>
          </table:table-cell>
          <table:table-cell office:value-type="float" office:value="-51.10506">
            <text:p>-51.10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675">
            <text:p>-44.79675</text:p>
          </table:table-cell>
          <table:table-cell office:value-type="float" office:value="-49.97478">
            <text:p>-49.97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0304">
            <text:p>-40.70304</text:p>
          </table:table-cell>
          <table:table-cell office:value-type="float" office:value="-47.88302">
            <text:p>-47.88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9904">
            <text:p>-35.99904</text:p>
          </table:table-cell>
          <table:table-cell office:value-type="float" office:value="-44.95725">
            <text:p>-44.9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5524">
            <text:p>-30.85524</text:p>
          </table:table-cell>
          <table:table-cell office:value-type="float" office:value="-41.28499">
            <text:p>-41.28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5804">
            <text:p>-25.45804</text:p>
          </table:table-cell>
          <table:table-cell office:value-type="float" office:value="-41.78108">
            <text:p>-41.7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0305">
            <text:p>-20.00305</text:p>
          </table:table-cell>
          <table:table-cell office:value-type="float" office:value="-38.7398">
            <text:p>-38.7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8796">
            <text:p>-14.68796</text:p>
          </table:table-cell>
          <table:table-cell office:value-type="float" office:value="-33.89971">
            <text:p>-33.89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05387">
            <text:p>-9.705387</text:p>
          </table:table-cell>
          <table:table-cell office:value-type="float" office:value="-28.58294">
            <text:p>-28.58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3591">
            <text:p>-5.23591</text:p>
          </table:table-cell>
          <table:table-cell office:value-type="float" office:value="-23.58128">
            <text:p>-23.58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41505">
            <text:p>-1.441505</text:p>
          </table:table-cell>
          <table:table-cell office:value-type="float" office:value="-18.74495">
            <text:p>-18.74495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22/07/2014</text:date>, <text:time>01:5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22T01:53:40.46</dc:date>
    <dc:creator>W W</dc:creator>
    <meta:editing-duration>PT4H37M4S</meta:editing-duration>
    <meta:editing-cycles>5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221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7cm" svg:height="8.316cm" xlink:href=".." xlink:type="simple" chart:class="chart:line" chart:style-name="ch1">
        <chart:legend chart:legend-position="end" svg:x="11.471cm" svg:y="3.584cm" style:legend-expansion="high" chart:style-name="ch2"/>
        <chart:plot-area chart:style-name="ch3" table:cell-range-address="Hoja1.A2:Hoja1.C152 Hoja1.B1:Hoja1.C1" chart:data-source-has-labels="both" svg:x="1.34cm" svg:y="0.799cm" svg:width="9.527cm" svg:height="6.343cm">
          <chartooo:coordinate-region svg:x="2.067cm" svg:y="1.011cm" svg:width="8.706cm" svg:height="5.458cm"/>
          <chart:axis chart:dimension="x" chart:name="primary-x" chart:style-name="ch4" chartooo:axis-type="auto">
            <chartooo:date-scale/>
            <chart:title svg:x="4.604cm" svg:y="7.309cm" chart:style-name="ch5">
              <text:p>Tiempo (segundos)</text:p>
            </chart:title>
            <chart:categories table:cell-range-address="Hoja1.A2:Hoja1.A152"/>
          </chart:axis>
          <chart:axis chart:dimension="y" chart:name="primary-y" chart:style-name="ch6">
            <chart:title svg:x="0.451cm" svg:y="5.191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B2:Hoja1.B152" chart:label-cell-address="Hoja1.B1:Hoja1.B1" chart:class="chart:line">
            <chart:data-point chart:repeated="151"/>
          </chart:series>
          <chart:series chart:style-name="ch10" chart:values-cell-range-address="Hoja1.C2:Hoja1.C152" chart:label-cell-address="Hoja1.C1:Hoja1.C1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  <table:table-cell office:value-type="string">
                <text:p>Á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52</svg:desc>
                </draw:g>
              </table:table-cell>
              <table:table-cell office:value-type="float" office:value="-32.27861">
                <text:p>-32.27861</text:p>
                <draw:g>
                  <svg:desc>Hoja1.B2:Hoja1.B152</svg:desc>
                </draw:g>
              </table:table-cell>
              <table:table-cell office:value-type="float" office:value="0">
                <text:p>0</text:p>
                <draw:g>
                  <svg:desc>Hoja1.C2:Hoja1.C1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45409">
                <text:p>-32.45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63922">
                <text:p>-32.63922</text:p>
              </table:table-cell>
              <table:table-cell office:value-type="float" office:value="-19.80483">
                <text:p>-19.80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82853">
                <text:p>-32.82853</text:p>
              </table:table-cell>
              <table:table-cell office:value-type="float" office:value="-28.17855">
                <text:p>-28.17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01641">
                <text:p>-33.01641</text:p>
              </table:table-cell>
              <table:table-cell office:value-type="float" office:value="-31.33324">
                <text:p>-31.33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1973">
                <text:p>-33.1973</text:p>
              </table:table-cell>
              <table:table-cell office:value-type="float" office:value="-32.723">
                <text:p>-32.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6586">
                <text:p>-33.36586</text:p>
              </table:table-cell>
              <table:table-cell office:value-type="float" office:value="-32.5208">
                <text:p>-32.5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51709">
                <text:p>-33.51709</text:p>
              </table:table-cell>
              <table:table-cell office:value-type="float" office:value="-34.08704">
                <text:p>-34.08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64652">
                <text:p>-33.64652</text:p>
              </table:table-cell>
              <table:table-cell office:value-type="float" office:value="-36.36439">
                <text:p>-36.36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75032">
                <text:p>-33.75032</text:p>
              </table:table-cell>
              <table:table-cell office:value-type="float" office:value="-38.30646">
                <text:p>-38.3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82542">
                <text:p>-33.82542</text:p>
              </table:table-cell>
              <table:table-cell office:value-type="float" office:value="-39.41112">
                <text:p>-39.4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8696">
                <text:p>-33.8696</text:p>
              </table:table-cell>
              <table:table-cell office:value-type="float" office:value="-39.5813">
                <text:p>-39.5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88155">
                <text:p>-33.88155</text:p>
              </table:table-cell>
              <table:table-cell office:value-type="float" office:value="-39.16727">
                <text:p>-39.16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86091">
                <text:p>-33.86091</text:p>
              </table:table-cell>
              <table:table-cell office:value-type="float" office:value="-38.40796">
                <text:p>-38.40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80831">
                <text:p>-33.80831</text:p>
              </table:table-cell>
              <table:table-cell office:value-type="float" office:value="-37.6702">
                <text:p>-37.6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72528">
                <text:p>-33.72528</text:p>
              </table:table-cell>
              <table:table-cell office:value-type="float" office:value="-37.1893">
                <text:p>-37.1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6143">
                <text:p>-33.6143</text:p>
              </table:table-cell>
              <table:table-cell office:value-type="float" office:value="-37.13961">
                <text:p>-37.1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47864">
                <text:p>-33.47864</text:p>
              </table:table-cell>
              <table:table-cell office:value-type="float" office:value="-37.31714">
                <text:p>-37.31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2232">
                <text:p>-33.32232</text:p>
              </table:table-cell>
              <table:table-cell office:value-type="float" office:value="-37.59449">
                <text:p>-37.59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7.92527">
                <text:p>-37.9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8.04317">
                <text:p>-38.04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9.97032">
                <text:p>-29.97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128268">
                <text:p>-3.128268</text:p>
              </table:table-cell>
              <table:table-cell office:value-type="float" office:value="-19.68197">
                <text:p>-19.68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258024">
                <text:p>-7.258024</text:p>
              </table:table-cell>
              <table:table-cell office:value-type="float" office:value="-11.3257">
                <text:p>-11.3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8956">
                <text:p>-11.98956</text:p>
              </table:table-cell>
              <table:table-cell office:value-type="float" office:value="-5.905015">
                <text:p>-5.905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5137">
                <text:p>-17.15137</text:p>
              </table:table-cell>
              <table:table-cell office:value-type="float" office:value="-4.655179">
                <text:p>-4.655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55641">
                <text:p>-22.55641</text:p>
              </table:table-cell>
              <table:table-cell office:value-type="float" office:value="-7.207534">
                <text:p>-7.207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00882">
                <text:p>-28.00882</text:p>
              </table:table-cell>
              <table:table-cell office:value-type="float" office:value="-11.85064">
                <text:p>-11.85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1099">
                <text:p>-33.31099</text:p>
              </table:table-cell>
              <table:table-cell office:value-type="float" office:value="-17.57191">
                <text:p>-17.57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27079">
                <text:p>-38.27079</text:p>
              </table:table-cell>
              <table:table-cell office:value-type="float" office:value="-23.61769">
                <text:p>-23.61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70848">
                <text:p>-42.70848</text:p>
              </table:table-cell>
              <table:table-cell office:value-type="float" office:value="-29.81152">
                <text:p>-29.81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46324">
                <text:p>-46.46324</text:p>
              </table:table-cell>
              <table:table-cell office:value-type="float" office:value="-35.93427">
                <text:p>-35.93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39901">
                <text:p>-49.39901</text:p>
              </table:table-cell>
              <table:table-cell office:value-type="float" office:value="-40.2848">
                <text:p>-40.2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40939">
                <text:p>-51.40939</text:p>
              </table:table-cell>
              <table:table-cell office:value-type="float" office:value="-43.83402">
                <text:p>-43.83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42152">
                <text:p>-52.42152</text:p>
              </table:table-cell>
              <table:table-cell office:value-type="float" office:value="-46.70185">
                <text:p>-46.70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39875">
                <text:p>-52.39875</text:p>
              </table:table-cell>
              <table:table-cell office:value-type="float" office:value="-48.86826">
                <text:p>-48.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34187">
                <text:p>-51.34187</text:p>
              </table:table-cell>
              <table:table-cell office:value-type="float" office:value="-50.33185">
                <text:p>-50.3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2892">
                <text:p>-49.2892</text:p>
              </table:table-cell>
              <table:table-cell office:value-type="float" office:value="-50.73181">
                <text:p>-50.73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31512">
                <text:p>-46.31512</text:p>
              </table:table-cell>
              <table:table-cell office:value-type="float" office:value="-50.00216">
                <text:p>-50.00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52742">
                <text:p>-42.52742</text:p>
              </table:table-cell>
              <table:table-cell office:value-type="float" office:value="-48.35325">
                <text:p>-48.35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06335">
                <text:p>-38.06335</text:p>
              </table:table-cell>
              <table:table-cell office:value-type="float" office:value="-45.82934">
                <text:p>-45.82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08469">
                <text:p>-33.08469</text:p>
              </table:table-cell>
              <table:table-cell office:value-type="float" office:value="-42.54343">
                <text:p>-42.54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77185">
                <text:p>-27.77185</text:p>
              </table:table-cell>
              <table:table-cell office:value-type="float" office:value="-38.62914">
                <text:p>-38.62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31737">
                <text:p>-22.31737</text:p>
              </table:table-cell>
              <table:table-cell office:value-type="float" office:value="-34.46472">
                <text:p>-34.46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91892">
                <text:p>-16.91892</text:p>
              </table:table-cell>
              <table:table-cell office:value-type="float" office:value="-34.05784">
                <text:p>-34.05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7212">
                <text:p>-11.77212</text:p>
              </table:table-cell>
              <table:table-cell office:value-type="float" office:value="-30.68376">
                <text:p>-30.68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063493">
                <text:p>-7.063493</text:p>
              </table:table-cell>
              <table:table-cell office:value-type="float" office:value="-26.34011">
                <text:p>-26.34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963655">
                <text:p>-2.963655</text:p>
              </table:table-cell>
              <table:table-cell office:value-type="float" office:value="-21.54225">
                <text:p>-21.54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6.5162">
                <text:p>-16.5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1.64769">
                <text:p>-11.6476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7.208977">
                <text:p>-7.208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.859655">
                <text:p>-3.859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343682">
                <text:p>-2.34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250554">
                <text:p>-2.250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591103">
                <text:p>-2.591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295282">
                <text:p>-3.295282</text:p>
              </table:table-cell>
              <table:table-cell office:value-type="float" office:value="-3.021742">
                <text:p>-3.021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454861">
                <text:p>-7.454861</text:p>
              </table:table-cell>
              <table:table-cell office:value-type="float" office:value="-3.51034">
                <text:p>-3.5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20907">
                <text:p>-12.20907</text:p>
              </table:table-cell>
              <table:table-cell office:value-type="float" office:value="-4.166263">
                <text:p>-4.166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38561">
                <text:p>-17.38561</text:p>
              </table:table-cell>
              <table:table-cell office:value-type="float" office:value="-5.851629">
                <text:p>-5.851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9689">
                <text:p>-22.79689</text:p>
              </table:table-cell>
              <table:table-cell office:value-type="float" office:value="-8.818686">
                <text:p>-8.818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24683">
                <text:p>-28.24683</text:p>
              </table:table-cell>
              <table:table-cell office:value-type="float" office:value="-13.12058">
                <text:p>-13.12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53793">
                <text:p>-33.53793</text:p>
              </table:table-cell>
              <table:table-cell office:value-type="float" office:value="-18.42622">
                <text:p>-18.42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47839">
                <text:p>-38.47839</text:p>
              </table:table-cell>
              <table:table-cell office:value-type="float" office:value="-24.33808">
                <text:p>-24.33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88926">
                <text:p>-42.88926</text:p>
              </table:table-cell>
              <table:table-cell office:value-type="float" office:value="-30.244">
                <text:p>-30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61061">
                <text:p>-46.61061</text:p>
              </table:table-cell>
              <table:table-cell office:value-type="float" office:value="-35.73746">
                <text:p>-35.73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50765">
                <text:p>-49.50765</text:p>
              </table:table-cell>
              <table:table-cell office:value-type="float" office:value="-40.24116">
                <text:p>-40.24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47535">
                <text:p>-51.47535</text:p>
              </table:table-cell>
              <table:table-cell office:value-type="float" office:value="-43.86254">
                <text:p>-43.86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44243">
                <text:p>-52.44243</text:p>
              </table:table-cell>
              <table:table-cell office:value-type="float" office:value="-46.86283">
                <text:p>-46.86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37383">
                <text:p>-52.37383</text:p>
              </table:table-cell>
              <table:table-cell office:value-type="float" office:value="-49.17451">
                <text:p>-49.17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27204">
                <text:p>-51.27204</text:p>
              </table:table-cell>
              <table:table-cell office:value-type="float" office:value="-50.62661">
                <text:p>-50.62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17698">
                <text:p>-49.17698</text:p>
              </table:table-cell>
              <table:table-cell office:value-type="float" office:value="-51.01139">
                <text:p>-51.01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1646">
                <text:p>-46.1646</text:p>
              </table:table-cell>
              <table:table-cell office:value-type="float" office:value="-50.32067">
                <text:p>-50.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34401">
                <text:p>-42.34401</text:p>
              </table:table-cell>
              <table:table-cell office:value-type="float" office:value="-48.60506">
                <text:p>-48.60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85374">
                <text:p>-37.85374</text:p>
              </table:table-cell>
              <table:table-cell office:value-type="float" office:value="-45.94144">
                <text:p>-45.94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85643">
                <text:p>-32.85643</text:p>
              </table:table-cell>
              <table:table-cell office:value-type="float" office:value="-42.56014">
                <text:p>-42.56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53327">
                <text:p>-27.53327</text:p>
              </table:table-cell>
              <table:table-cell office:value-type="float" office:value="-42.5024">
                <text:p>-42.5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07706">
                <text:p>-22.07706</text:p>
              </table:table-cell>
              <table:table-cell office:value-type="float" office:value="-39.22819">
                <text:p>-39.22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68564">
                <text:p>-16.68564</text:p>
              </table:table-cell>
              <table:table-cell office:value-type="float" office:value="-34.49149">
                <text:p>-34.49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5427">
                <text:p>-11.55427</text:p>
              </table:table-cell>
              <table:table-cell office:value-type="float" office:value="-29.66744">
                <text:p>-29.66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86898">
                <text:p>-6.86898</text:p>
              </table:table-cell>
              <table:table-cell office:value-type="float" office:value="-25.03765">
                <text:p>-25.03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799585">
                <text:p>-2.799585</text:p>
              </table:table-cell>
              <table:table-cell office:value-type="float" office:value="-20.361">
                <text:p>-20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5.69174">
                <text:p>-15.69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1.17212">
                <text:p>-11.17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7.101416">
                <text:p>-7.101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4.248929">
                <text:p>-4.248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.551209">
                <text:p>-3.551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.802254">
                <text:p>-3.802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387619">
                <text:p>-0.01387619</text:p>
              </table:table-cell>
              <table:table-cell office:value-type="float" office:value="-4.304751">
                <text:p>-4.304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463706">
                <text:p>-3.463706</text:p>
              </table:table-cell>
              <table:table-cell office:value-type="float" office:value="-4.867155">
                <text:p>-4.867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52832">
                <text:p>-7.652832</text:p>
              </table:table-cell>
              <table:table-cell office:value-type="float" office:value="-5.448415">
                <text:p>-5.448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2937">
                <text:p>-12.42937</text:p>
              </table:table-cell>
              <table:table-cell office:value-type="float" office:value="-5.842041">
                <text:p>-5.842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6203">
                <text:p>-17.6203</text:p>
              </table:table-cell>
              <table:table-cell office:value-type="float" office:value="-7.152751">
                <text:p>-7.152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3748">
                <text:p>-23.03748</text:p>
              </table:table-cell>
              <table:table-cell office:value-type="float" office:value="-9.973086">
                <text:p>-9.973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48453">
                <text:p>-28.48453</text:p>
              </table:table-cell>
              <table:table-cell office:value-type="float" office:value="-14.04656">
                <text:p>-14.04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76416">
                <text:p>-33.76416</text:p>
              </table:table-cell>
              <table:table-cell office:value-type="float" office:value="-19.3665">
                <text:p>-19.3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68496">
                <text:p>-38.68496</text:p>
              </table:table-cell>
              <table:table-cell office:value-type="float" office:value="-25.48853">
                <text:p>-25.48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06867">
                <text:p>-43.06867</text:p>
              </table:table-cell>
              <table:table-cell office:value-type="float" office:value="-31.87983">
                <text:p>-31.87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75637">
                <text:p>-46.75637</text:p>
              </table:table-cell>
              <table:table-cell office:value-type="float" office:value="-36.92767">
                <text:p>-36.92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61448">
                <text:p>-49.61448</text:p>
              </table:table-cell>
              <table:table-cell office:value-type="float" office:value="-41.08189">
                <text:p>-41.08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53937">
                <text:p>-51.53937</text:p>
              </table:table-cell>
              <table:table-cell office:value-type="float" office:value="-44.59034">
                <text:p>-44.5903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2.46132">
                <text:p>-52.46132</text:p>
              </table:table-cell>
              <table:table-cell office:value-type="float" office:value="-47.46686">
                <text:p>-47.46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3469">
                <text:p>-52.3469</text:p>
              </table:table-cell>
              <table:table-cell office:value-type="float" office:value="-49.55815">
                <text:p>-49.55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20026">
                <text:p>-51.20026</text:p>
              </table:table-cell>
              <table:table-cell office:value-type="float" office:value="-50.6758">
                <text:p>-50.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06298">
                <text:p>-49.06298</text:p>
              </table:table-cell>
              <table:table-cell office:value-type="float" office:value="-50.89494">
                <text:p>-50.89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01246">
                <text:p>-46.01246</text:p>
              </table:table-cell>
              <table:table-cell office:value-type="float" office:value="-50.02544">
                <text:p>-50.02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15932">
                <text:p>-42.15932</text:p>
              </table:table-cell>
              <table:table-cell office:value-type="float" office:value="-48.22569">
                <text:p>-48.22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6431">
                <text:p>-37.6431</text:p>
              </table:table-cell>
              <table:table-cell office:value-type="float" office:value="-45.54076">
                <text:p>-45.54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62757">
                <text:p>-32.62757</text:p>
              </table:table-cell>
              <table:table-cell office:value-type="float" office:value="-44.85442">
                <text:p>-44.85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29438">
                <text:p>-27.29438</text:p>
              </table:table-cell>
              <table:table-cell office:value-type="float" office:value="-46.35769">
                <text:p>-46.35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83691">
                <text:p>-21.83691</text:p>
              </table:table-cell>
              <table:table-cell office:value-type="float" office:value="-42.70741">
                <text:p>-42.70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45281">
                <text:p>-16.45281</text:p>
              </table:table-cell>
              <table:table-cell office:value-type="float" office:value="-37.82925">
                <text:p>-37.82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33727">
                <text:p>-11.33727</text:p>
              </table:table-cell>
              <table:table-cell office:value-type="float" office:value="-32.09469">
                <text:p>-32.09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675708">
                <text:p>-6.675708</text:p>
              </table:table-cell>
              <table:table-cell office:value-type="float" office:value="-25.79442">
                <text:p>-25.79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636962">
                <text:p>-2.636962</text:p>
              </table:table-cell>
              <table:table-cell office:value-type="float" office:value="-20.11542">
                <text:p>-20.11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5.04976">
                <text:p>-15.04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0.53861">
                <text:p>-10.53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6.523958">
                <text:p>-6.523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.833694">
                <text:p>-3.833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.164587">
                <text:p>-3.164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.479303">
                <text:p>-3.479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483689">
                <text:p>-0.1483689</text:p>
              </table:table-cell>
              <table:table-cell office:value-type="float" office:value="-4.115231">
                <text:p>-4.115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633625">
                <text:p>-3.633625</text:p>
              </table:table-cell>
              <table:table-cell office:value-type="float" office:value="-4.78172">
                <text:p>-4.78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851991">
                <text:p>-7.851991</text:p>
              </table:table-cell>
              <table:table-cell office:value-type="float" office:value="-5.51935">
                <text:p>-5.51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5055">
                <text:p>-12.65055</text:p>
              </table:table-cell>
              <table:table-cell office:value-type="float" office:value="-6.171871">
                <text:p>-6.171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85549">
                <text:p>-17.85549</text:p>
              </table:table-cell>
              <table:table-cell office:value-type="float" office:value="-7.557202">
                <text:p>-7.557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27809">
                <text:p>-23.27809</text:p>
              </table:table-cell>
              <table:table-cell office:value-type="float" office:value="-10.32512">
                <text:p>-10.32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72196">
                <text:p>-28.72196</text:p>
              </table:table-cell>
              <table:table-cell office:value-type="float" office:value="-14.44012">
                <text:p>-14.44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9897">
                <text:p>-33.9897</text:p>
              </table:table-cell>
              <table:table-cell office:value-type="float" office:value="-19.79708">
                <text:p>-19.79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89053">
                <text:p>-38.89053</text:p>
              </table:table-cell>
              <table:table-cell office:value-type="float" office:value="-26.03185">
                <text:p>-26.0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24673">
                <text:p>-43.24673</text:p>
              </table:table-cell>
              <table:table-cell office:value-type="float" office:value="-32.32788">
                <text:p>-32.32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90055">
                <text:p>-46.90055</text:p>
              </table:table-cell>
              <table:table-cell office:value-type="float" office:value="-37.19048">
                <text:p>-37.19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71949">
                <text:p>-49.71949</text:p>
              </table:table-cell>
              <table:table-cell office:value-type="float" office:value="-41.28008">
                <text:p>-41.28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60145">
                <text:p>-51.60145</text:p>
              </table:table-cell>
              <table:table-cell office:value-type="float" office:value="-44.74485">
                <text:p>-44.7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4782">
                <text:p>-52.4782</text:p>
              </table:table-cell>
              <table:table-cell office:value-type="float" office:value="-47.56908">
                <text:p>-47.56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31797">
                <text:p>-52.31797</text:p>
              </table:table-cell>
              <table:table-cell office:value-type="float" office:value="-49.60154">
                <text:p>-49.60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12658">
                <text:p>-51.12658</text:p>
              </table:table-cell>
              <table:table-cell office:value-type="float" office:value="-50.69937">
                <text:p>-50.69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.94721">
                <text:p>-48.94721</text:p>
              </table:table-cell>
              <table:table-cell office:value-type="float" office:value="-50.90146">
                <text:p>-50.90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8588">
                <text:p>-45.8588</text:p>
              </table:table-cell>
              <table:table-cell office:value-type="float" office:value="-49.95317">
                <text:p>-49.95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97334">
                <text:p>-41.97334</text:p>
              </table:table-cell>
              <table:table-cell office:value-type="float" office:value="-48.09668">
                <text:p>-48.09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43154">
                <text:p>-37.43154</text:p>
              </table:table-cell>
              <table:table-cell office:value-type="float" office:value="-45.38879">
                <text:p>-45.38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39809">
                <text:p>-32.39809</text:p>
              </table:table-cell>
              <table:table-cell office:value-type="float" office:value="-41.88042">
                <text:p>-41.88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05531">
                <text:p>-27.05531</text:p>
              </table:table-cell>
              <table:table-cell office:value-type="float" office:value="-38.85021">
                <text:p>-38.85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5969">
                <text:p>-21.5969</text:p>
              </table:table-cell>
              <table:table-cell office:value-type="float" office:value="-40.21472">
                <text:p>-40.21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22057">
                <text:p>-16.22057</text:p>
              </table:table-cell>
              <table:table-cell office:value-type="float" office:value="-36.88809">
                <text:p>-36.88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1212">
                <text:p>-11.1212</text:p>
              </table:table-cell>
              <table:table-cell office:value-type="float" office:value="-31.88546">
                <text:p>-31.88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483605">
                <text:p>-6.483605</text:p>
              </table:table-cell>
              <table:table-cell office:value-type="float" office:value="-26.58856">
                <text:p>-26.58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475907">
                <text:p>-2.475907</text:p>
              </table:table-cell>
              <table:table-cell office:value-type="float" office:value="-21.18728">
                <text:p>-21.18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5.97407">
                <text:p>-15.97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1.05613">
                <text:p>-11.05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6.743139">
                <text:p>-6.7431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.754993">
                <text:p>-3.754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